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7638in"/>
    </style:style>
    <style:style style:name="co13" style:family="table-column">
      <style:table-column-properties fo:break-before="auto" style:column-width="1.1429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3.9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fo:background-color="#0099ff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0099ff"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ial Unicode MS" style:font-name-complex="Tahoma"/>
    </style:style>
    <style:style style:name="ce27" style:family="table-cell" style:parent-style-name="Default">
      <style:table-cell-properties fo:background-color="#ffff99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ahoma1" fo:font-size="12pt" fo:font-style="normal" fo:text-shadow="none" style:text-underline-style="none" fo:font-weight="bold" style:font-name-asian="Tahoma1" style:font-size-asian="12pt" style:font-style-asian="normal" style:font-weight-asian="bold" style:font-name-complex="Tahoma1" style:font-size-complex="12pt" style:font-style-complex="normal" style:font-weight-complex="bold" style:text-emphasize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18" table:row="20" table:table="0"/>
          <office:change-info>
            <dc:creator>Bob Jacobsen</dc:creator>
            <dc:date>2010-08-01T09:02:46</dc:date>
          </office:change-info>
          <table:previous>
            <table:change-track-table-cell office:value-type="string">
              <text:p>MTI byte 0x0C, MTI, optional information</text:p>
            </table:change-track-table-cell>
          </table:previous>
        </table:cell-content-change>
        <table:cell-content-change table:id="ct2">
          <table:cell-address table:column="18" table:row="21" table:table="0"/>
          <office:change-info>
            <dc:creator>Bob Jacobsen</dc:creator>
            <dc:date>2010-08-01T09:02:51</dc:date>
          </office:change-info>
          <table:previous>
            <table:change-track-table-cell office:value-type="string">
              <text:p>MTI byte 0x0D, MTI, optional information</text:p>
            </table:change-track-table-cell>
          </table:previous>
        </table:cell-content-change>
        <table:cell-content-change table:id="ct3">
          <table:cell-address table:column="17" table:row="35" table:table="0"/>
          <office:change-info>
            <dc:creator>Bob Jacobsen</dc:creator>
            <dc:date>2010-10-02T16:26:5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3" table:table="0"/>
          <office:change-info>
            <dc:creator>Bob Jacobsen</dc:creator>
            <dc:date>2011-03-11T15:16:25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5">
          <table:cell-address table:column="6" table:row="3" table:table="0"/>
          <office:change-info>
            <dc:creator>Bob Jacobsen</dc:creator>
            <dc:date>2011-03-11T15:16:29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6">
          <table:cell-address table:column="7" table:row="3" table:table="0"/>
          <office:change-info>
            <dc:creator>Bob Jacobsen</dc:creator>
            <dc:date>2011-03-11T15:16:34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7">
          <table:cell-address table:column="8" table:row="3" table:table="0"/>
          <office:change-info>
            <dc:creator>Bob Jacobsen</dc:creator>
            <dc:date>2011-03-11T15:16:40</dc:date>
          </office:change-info>
          <table:previous>
            <table:change-track-table-cell office:value-type="string">
              <text:p>Wire Hex</text:p>
            </table:change-track-table-cell>
          </table:previous>
        </table:cell-content-change>
        <table:cell-content-change table:id="ct8">
          <table:cell-address table:column="8" table:row="4" table:table="0"/>
          <office:change-info>
            <dc:creator>Bob Jacobsen</dc:creator>
            <dc:date>2011-03-11T15:16:53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insertion table:id="ct9" table:type="column" table:position="9" table:table="0">
          <office:change-info>
            <dc:creator>Bob Jacobsen</dc:creator>
            <dc:date>2011-03-11T15:17:13</dc:date>
          </office:change-info>
        </table:insertion>
        <table:movement table:id="ct10">
          <table:source-range-address table:start-column="11" table:start-row="3" table:start-table="0" table:end-column="11" table:end-row="4" table:end-table="0"/>
          <table:target-range-address table:start-column="10" table:start-row="3" table:start-table="0" table:end-column="10" table:end-row="4" table:end-table="0"/>
          <office:change-info>
            <dc:creator>Bob Jacobsen</dc:creator>
            <dc:date>2011-03-11T15:17:16</dc:date>
          </office:change-info>
          <table:dependencies>
            <table:dependence table:id="ct47"/>
            <table:dependence table:id="ct46"/>
            <table:dependence table:id="ct-17"/>
            <table:dependence table:id="ct-18"/>
          </table:dependencies>
        </table:movement>
        <table:cell-content-change table:id="ct11">
          <table:cell-address table:column="5" table:row="3" table:table="0"/>
          <office:change-info>
            <dc:creator>Bob Jacobsen</dc:creator>
            <dc:date>2011-03-11T15:17:41</dc:date>
          </office:change-info>
          <table:previous table:id="ct4">
            <table:change-track-table-cell office:value-type="string">
              <text:p>Full Hex</text:p>
            </table:change-track-table-cell>
          </table:previous>
        </table:cell-content-change>
        <table:cell-content-change table:id="ct12">
          <table:cell-address table:column="6" table:row="3" table:table="0"/>
          <office:change-info>
            <dc:creator>Bob Jacobsen</dc:creator>
            <dc:date>2011-03-11T15:17:45</dc:date>
          </office:change-info>
          <table:previous table:id="ct5">
            <table:change-track-table-cell office:value-type="string">
              <text:p>Full Hex</text:p>
            </table:change-track-table-cell>
          </table:previous>
        </table:cell-content-change>
        <table:cell-content-change table:id="ct13">
          <table:cell-address table:column="7" table:row="3" table:table="0"/>
          <office:change-info>
            <dc:creator>Bob Jacobsen</dc:creator>
            <dc:date>2011-03-11T15:17:48</dc:date>
          </office:change-info>
          <table:previous table:id="ct6">
            <table:change-track-table-cell office:value-type="string">
              <text:p>Full Hex</text:p>
            </table:change-track-table-cell>
          </table:previous>
        </table:cell-content-change>
        <table:cell-content-change table:id="ct14">
          <table:cell-address table:column="8" table:row="3" table:table="0"/>
          <office:change-info>
            <dc:creator>Bob Jacobsen</dc:creator>
            <dc:date>2011-03-11T15:17:56</dc:date>
          </office:change-info>
          <table:previous table:id="ct7">
            <table:change-track-table-cell office:value-type="string">
              <text:p>Full Hex</text:p>
            </table:change-track-table-cell>
          </table:previous>
        </table:cell-content-change>
        <table:cell-content-change table:id="ct15">
          <table:cell-address table:column="8" table:row="4" table:table="0"/>
          <office:change-info>
            <dc:creator>Bob Jacobsen</dc:creator>
            <dc:date>2011-03-11T15:17:59</dc:date>
          </office:change-info>
          <table:previous table:id="ct8">
            <table:change-track-table-cell office:value-type="string">
              <text:p>Total Value</text:p>
            </table:change-track-table-cell>
          </table:previous>
        </table:cell-content-change>
        <table:cell-content-change table:id="ct16">
          <table:cell-address table:column="8" table:row="5" table:table="0"/>
          <office:change-info>
            <dc:creator>Bob Jacobsen</dc:creator>
            <dc:date>2011-03-11T15:18:00</dc:date>
          </office:change-info>
          <table:previous>
            <table:change-track-table-cell/>
          </table:previous>
        </table:cell-content-change>
        <table:cell-content-change table:id="ct17">
          <table:cell-address table:column="17" table:row="3" table:table="0"/>
          <office:change-info>
            <dc:creator>Bob Jacobsen</dc:creator>
            <dc:date>2011-03-11T15:18:18</dc:date>
          </office:change-info>
          <table:previous>
            <table:change-track-table-cell office:value-type="string">
              <text:p>CAN Var</text:p>
            </table:change-track-table-cell>
          </table:previous>
        </table:cell-content-change>
        <table:cell-content-change table:id="ct18">
          <table:cell-address table:column="17" table:row="4" table:table="0"/>
          <office:change-info>
            <dc:creator>Bob Jacobsen</dc:creator>
            <dc:date>2011-03-11T15:18:32</dc:date>
          </office:change-info>
          <table:previous>
            <table:change-track-table-cell office:value-type="string">
              <text:p>Total</text:p>
            </table:change-track-table-cell>
          </table:previous>
        </table:cell-content-change>
        <table:cell-content-change table:id="ct19">
          <table:cell-address table:column="8" table:row="3" table:table="0"/>
          <office:change-info>
            <dc:creator>Bob Jacobsen</dc:creator>
            <dc:date>2011-03-11T15:18:39</dc:date>
          </office:change-info>
          <table:previous table:id="ct14">
            <table:change-track-table-cell office:value-type="string">
              <text:p>Full</text:p>
            </table:change-track-table-cell>
          </table:previous>
        </table:cell-content-change>
        <table:cell-content-change table:id="ct20">
          <table:cell-address table:column="8" table:row="4" table:table="0"/>
          <office:change-info>
            <dc:creator>Bob Jacobsen</dc:creator>
            <dc:date>2011-03-11T15:18:40</dc:date>
          </office:change-info>
          <table:previous table:id="ct15">
            <table:change-track-table-cell office:value-type="string">
              <text:p>Complete</text:p>
            </table:change-track-table-cell>
          </table:previous>
        </table:cell-content-change>
        <table:cell-content-change table:id="ct21">
          <table:cell-address table:column="8" table:row="5" table:table="0"/>
          <office:change-info>
            <dc:creator>Bob Jacobsen</dc:creator>
            <dc:date>2011-03-11T15:18:41</dc:date>
          </office:change-info>
          <table:previous table:id="ct16">
            <table:change-track-table-cell office:value-type="string">
              <text:p>Value</text:p>
            </table:change-track-table-cell>
          </table:previous>
        </table:cell-content-change>
        <table:cell-content-change table:id="ct22">
          <table:cell-address table:column="5" table:row="3" table:table="0"/>
          <office:change-info>
            <dc:creator>Bob Jacobsen</dc:creator>
            <dc:date>2011-03-11T15:18:59</dc:date>
          </office:change-info>
          <table:previous table:id="ct11">
            <table:change-track-table-cell office:value-type="string">
              <text:p>Full</text:p>
            </table:change-track-table-cell>
          </table:previous>
        </table:cell-content-change>
        <table:cell-content-change table:id="ct23">
          <table:cell-address table:column="5" table:row="4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Nibble 1</text:p>
            </table:change-track-table-cell>
          </table:previous>
        </table:cell-content-change>
        <table:cell-content-change table:id="ct24">
          <table:cell-address table:column="5" table:row="5" table:table="0"/>
          <office:change-info>
            <dc:creator>Bob Jacobsen</dc:creator>
            <dc:date>2011-03-11T15:19:01</dc:date>
          </office:change-info>
          <table:previous>
            <table:change-track-table-cell office:value-type="string">
              <text:p>(3 bits)</text:p>
            </table:change-track-table-cell>
          </table:previous>
        </table:cell-content-change>
        <table:cell-content-change table:id="ct25">
          <table:cell-address table:column="6" table:row="3" table:table="0"/>
          <office:change-info>
            <dc:creator>Bob Jacobsen</dc:creator>
            <dc:date>2011-03-11T15:19:03</dc:date>
          </office:change-info>
          <table:previous table:id="ct12">
            <table:change-track-table-cell office:value-type="string">
              <text:p>Full</text:p>
            </table:change-track-table-cell>
          </table:previous>
        </table:cell-content-change>
        <table:cell-content-change table:id="ct26">
          <table:cell-address table:column="6" table:row="4" table:table="0"/>
          <office:change-info>
            <dc:creator>Bob Jacobsen</dc:creator>
            <dc:date>2011-03-11T15:19:04</dc:date>
          </office:change-info>
          <table:previous>
            <table:change-track-table-cell office:value-type="string">
              <text:p>Nibble 2</text:p>
            </table:change-track-table-cell>
          </table:previous>
        </table:cell-content-change>
        <table:cell-content-change table:id="ct27">
          <table:cell-address table:column="6" table:row="5" table:table="0"/>
          <office:change-info>
            <dc:creator>Bob Jacobsen</dc:creator>
            <dc:date>2011-03-11T15:19:05</dc:date>
          </office:change-info>
          <table:previous>
            <table:change-track-table-cell office:value-type="string">
              <text:p>(5 bits)</text:p>
            </table:change-track-table-cell>
          </table:previous>
        </table:cell-content-change>
        <table:cell-content-change table:id="ct28">
          <table:cell-address table:column="7" table:row="3" table:table="0"/>
          <office:change-info>
            <dc:creator>Bob Jacobsen</dc:creator>
            <dc:date>2011-03-11T15:19:07</dc:date>
          </office:change-info>
          <table:previous table:id="ct13">
            <table:change-track-table-cell office:value-type="string">
              <text:p>Full</text:p>
            </table:change-track-table-cell>
          </table:previous>
        </table:cell-content-change>
        <table:cell-content-change table:id="ct29">
          <table:cell-address table:column="7" table:row="4" table:table="0"/>
          <office:change-info>
            <dc:creator>Bob Jacobsen</dc:creator>
            <dc:date>2011-03-11T15:19:08</dc:date>
          </office:change-info>
          <table:previous>
            <table:change-track-table-cell office:value-type="string">
              <text:p>Nibble 3</text:p>
            </table:change-track-table-cell>
          </table:previous>
        </table:cell-content-change>
        <table:movement table:id="ct30">
          <table:source-range-address table:start-column="3" table:start-row="3" table:start-table="0" table:end-column="3" table:end-row="4" table:end-table="0"/>
          <table:target-range-address table:start-column="3" table:start-row="9" table:start-table="0" table:end-column="3" table:end-row="10" table:end-table="0"/>
          <office:change-info>
            <dc:creator>Bob Jacobsen</dc:creator>
            <dc:date>2011-03-11T15:19:18</dc:date>
          </office:change-info>
          <table:dependencies>
            <table:dependence table:id="ct-19"/>
            <table:dependence table:id="ct-20"/>
          </table:dependencies>
        </table:movement>
        <table:movement table:id="ct31">
          <table:source-range-address table:start-column="1" table:start-row="3" table:start-table="0" table:end-column="2" table:end-row="4" table:end-table="0"/>
          <table:target-range-address table:start-column="1" table:start-row="9" table:start-table="0" table:end-column="2" table:end-row="10" table:end-table="0"/>
          <office:change-info>
            <dc:creator>Bob Jacobsen</dc:creator>
            <dc:date>2011-03-11T15:19:25</dc:date>
          </office:change-info>
          <table:dependencies>
            <table:dependence table:id="ct-21"/>
            <table:dependence table:id="ct-22"/>
            <table:dependence table:id="ct-23"/>
            <table:dependence table:id="ct-24"/>
          </table:dependencies>
        </table:movement>
        <table:insertion table:id="ct32" table:type="row" table:position="12" table:table="0">
          <office:change-info>
            <dc:creator>Bob Jacobsen</dc:creator>
            <dc:date>2011-03-11T15:19:58</dc:date>
          </office:change-info>
          <table:dependencies>
            <table:dependence table:id="ct46"/>
          </table:dependencies>
        </table:insertion>
        <table:movement table:id="ct33">
          <table:source-range-address table:start-column="13" table:start-row="3" table:start-table="0" table:end-column="16" table:end-row="4" table:end-table="0"/>
          <table:target-range-address table:start-column="13" table:start-row="9" table:start-table="0" table:end-column="16" table:end-row="10" table:end-table="0"/>
          <office:change-info>
            <dc:creator>Bob Jacobsen</dc:creator>
            <dc:date>2011-03-11T15:20:40</dc:date>
          </office:change-info>
          <table:dependencies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  <table:dependence table:id="ct-32"/>
          </table:dependencies>
        </table:movement>
        <table:cell-content-change table:id="ct34">
          <table:cell-address table:column="17" table:row="4" table:table="0"/>
          <office:change-info>
            <dc:creator>Bob Jacobsen</dc:creator>
            <dc:date>2011-03-11T15:22:01</dc:date>
          </office:change-info>
          <table:previous table:id="ct18">
            <table:change-track-table-cell/>
          </table:previous>
        </table:cell-content-change>
        <table:cell-content-change table:id="ct35">
          <table:cell-address table:column="17" table:row="5" table:table="0"/>
          <office:change-info>
            <dc:creator>Bob Jacobsen</dc:creator>
            <dc:date>2011-03-11T15:22:39</dc:date>
          </office:change-info>
          <table:previous>
            <table:change-track-table-cell/>
          </table:previous>
        </table:cell-content-change>
        <table:cell-content-change table:id="ct36">
          <table:cell-address table:column="17" table:row="7" table:table="0"/>
          <office:change-info>
            <dc:creator>Bob Jacobsen</dc:creator>
            <dc:date>2011-03-11T15:22:53</dc:date>
          </office:change-info>
          <table:previous>
            <table:change-track-table-cell/>
          </table:previous>
        </table:cell-content-change>
        <table:cell-content-change table:id="ct37">
          <table:cell-address table:column="17" table:row="5" table:table="0"/>
          <office:change-info>
            <dc:creator>Bob Jacobsen</dc:creator>
            <dc:date>2011-03-11T15:23:19</dc:date>
          </office:change-info>
          <table:previous table:id="ct35">
            <table:change-track-table-cell office:value-type="string">
              <text:p>(or with 0x18000aaaa</text:p>
            </table:change-track-table-cell>
          </table:previous>
        </table:cell-content-change>
        <table:cell-content-change table:id="ct38">
          <table:cell-address table:column="17" table:row="6" table:table="0"/>
          <office:change-info>
            <dc:creator>Bob Jacobsen</dc:creator>
            <dc:date>2011-03-11T15:24:49</dc:date>
          </office:change-info>
          <table:previous>
            <table:change-track-table-cell/>
          </table:previous>
        </table:cell-content-change>
        <table:cell-content-change table:id="ct39">
          <table:cell-address table:column="17" table:row="7" table:table="0"/>
          <office:change-info>
            <dc:creator>Bob Jacobsen</dc:creator>
            <dc:date>2011-03-11T15:25:01</dc:date>
          </office:change-info>
          <table:previous table:id="ct36">
            <table:change-track-table-cell office:value-type="string">
              <text:p>ddd' refers to destination address</text:p>
            </table:change-track-table-cell>
          </table:previous>
        </table:cell-content-change>
        <table:cell-content-change table:id="ct40">
          <table:cell-address table:column="17" table:row="8" table:table="0"/>
          <office:change-info>
            <dc:creator>Bob Jacobsen</dc:creator>
            <dc:date>2011-03-11T15:25:02</dc:date>
          </office:change-info>
          <table:previous>
            <table:change-track-table-cell/>
          </table:previous>
        </table:cell-content-change>
        <table:cell-content-change table:id="ct41">
          <table:cell-address table:column="17" table:row="6" table:table="0"/>
          <office:change-info>
            <dc:creator>Bob Jacobsen</dc:creator>
            <dc:date>2011-03-11T15:25:31</dc:date>
          </office:change-info>
          <table:previous table:id="ct38">
            <table:change-track-table-cell office:value-type="string">
              <text:p>This goes in OpenLCB CAN frame variable field </text:p>
            </table:change-track-table-cell>
          </table:previous>
        </table:cell-content-change>
        <table:cell-content-change table:id="ct42">
          <table:cell-address table:column="17" table:row="7" table:table="0"/>
          <office:change-info>
            <dc:creator>Bob Jacobsen</dc:creator>
            <dc:date>2011-03-11T15:25:52</dc:date>
          </office:change-info>
          <table:previous table:id="ct39">
            <table:change-track-table-cell office:value-type="string">
              <text:p>OR this with 0x1800 to get</text:p>
            </table:change-track-table-cell>
          </table:previous>
        </table:cell-content-change>
        <table:cell-content-change table:id="ct43">
          <table:cell-address table:column="17" table:row="7" table:table="0"/>
          <office:change-info>
            <dc:creator>Bob Jacobsen</dc:creator>
            <dc:date>2011-03-11T15:25:56</dc:date>
          </office:change-info>
          <table:previous table:id="ct42">
            <table:change-track-table-cell office:value-type="string">
              <text:p>OR this with 0x1800 to get top 17 bits of CAN header</text:p>
            </table:change-track-table-cell>
          </table:previous>
        </table:cell-content-change>
        <table:cell-content-change table:id="ct44">
          <table:cell-address table:column="17" table:row="7" table:table="0"/>
          <office:change-info>
            <dc:creator>Bob Jacobsen</dc:creator>
            <dc:date>2011-03-11T15:26:11</dc:date>
          </office:change-info>
          <table:previous table:id="ct43">
            <table:change-track-table-cell office:value-type="string">
              <text:p>OR this with 0x18000 to get top 17 bits of CAN header</text:p>
            </table:change-track-table-cell>
          </table:previous>
        </table:cell-content-change>
        <table:insertion table:id="ct45" table:type="column" table:position="17" table:table="0">
          <office:change-info>
            <dc:creator>Bob Jacobsen</dc:creator>
            <dc:date>2011-03-11T15:26:35</dc:date>
          </office:change-info>
          <table:dependencies>
            <table:dependence table:id="ct185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44"/>
            <table:dependence table:id="ct143"/>
            <table:dependence table:id="ct142"/>
            <table:dependence table:id="ct141"/>
            <table:dependence table:id="ct140"/>
            <table:dependence table:id="ct139"/>
            <table:dependence table:id="ct138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46"/>
          </table:dependencies>
        </table:insertion>
        <table:movement table:id="ct46">
          <table:source-range-address table:start-column="10" table:start-row="1" table:start-table="0" table:end-column="9" table:end-row="65539" table:end-table="0"/>
          <table:target-range-address table:start-column="17" table:start-row="1" table:start-table="0" table:end-column="17" table:end-row="65539" table:end-table="0"/>
          <office:change-info>
            <dc:creator>Bob Jacobsen</dc:creator>
            <dc:date>2011-03-11T15:26:38</dc:date>
          </office:change-info>
          <table:dependencies>
            <table:dependence table:id="ct60"/>
            <table:dependence table:id="ct56"/>
            <table:dependence table:id="ct48"/>
            <table:dependence table:id="ct47"/>
            <table:dependence table:id="ct-33"/>
            <table:dependence table:id="ct-34"/>
            <table:dependence table:id="ct-35"/>
            <table:dependence table:id="ct-36"/>
            <table:dependence table:id="ct-37"/>
            <table:dependence table:id="ct-38"/>
            <table:dependence table:id="ct-39"/>
            <table:dependence table:id="ct-40"/>
            <table:dependence table:id="ct-41"/>
            <table:dependence table:id="ct-42"/>
            <table:dependence table:id="ct-43"/>
          </table:dependencies>
        </table:movement>
        <table:deletion table:id="ct47" table:type="column" table:position="10" table:table="0">
          <office:change-info>
            <dc:creator>Bob Jacobsen</dc:creator>
            <dc:date>2011-03-11T15:27:01</dc:date>
          </office:change-info>
          <table:deletions>
            <table:cell-content-deletion>
              <table:cell-address table:column="10" table:row="56" table:table="0"/>
              <table:change-track-table-cell office:value-type="string">
                <text:p>f=flags</text:p>
              </table:change-track-table-cell>
            </table:cell-content-deletion>
            <table:cell-content-deletion>
              <table:cell-address table:column="10" table:row="55" table:table="0"/>
              <table:change-track-table-cell office:value-type="string">
                <text:p>d=dest NIDa</text:p>
              </table:change-track-table-cell>
            </table:cell-content-deletion>
            <table:cell-content-deletion>
              <table:cell-address table:column="10" table:row="53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2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51" table:table="0"/>
              <table:change-track-table-cell office:value-type="string">
                <text:p>7ddd</text:p>
              </table:change-track-table-cell>
            </table:cell-content-deletion>
            <table:cell-content-deletion>
              <table:cell-address table:column="10" table:row="4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6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2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4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9" table:table="0"/>
              <table:change-track-table-cell office:value-type="string">
                <text:p>4/5ddd</text:p>
              </table:change-track-table-cell>
            </table:cell-content-deletion>
            <table:cell-content-deletion>
              <table:cell-address table:column="10" table:row="34" table:table="0"/>
              <table:change-track-table-cell office:value-type="string">
                <text:p>12CF</text:p>
              </table:change-track-table-cell>
            </table:cell-content-deletion>
            <table:cell-content-deletion>
              <table:cell-address table:column="10" table:row="33" table:table="0"/>
              <table:change-track-table-cell office:value-type="string">
                <text:p>12BF</text:p>
              </table:change-track-table-cell>
            </table:cell-content-deletion>
            <table:cell-content-deletion>
              <table:cell-address table:column="10" table:row="32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31" table:table="0"/>
              <table:change-track-table-cell office:value-type="string">
                <text:p>12Af</text:p>
              </table:change-track-table-cell>
            </table:cell-content-deletion>
            <table:cell-content-deletion>
              <table:cell-address table:column="10" table:row="30" table:table="0"/>
              <table:change-track-table-cell office:value-type="string">
                <text:p>129F</text:p>
              </table:change-track-table-cell>
            </table:cell-content-deletion>
            <table:cell-content-deletion>
              <table:cell-address table:column="10" table:row="29" table:table="0"/>
              <table:change-track-table-cell office:value-type="string">
                <text:p>128F</text:p>
              </table:change-track-table-cell>
            </table:cell-content-deletion>
            <table:cell-content-deletion>
              <table:cell-address table:column="10" table:row="27" table:table="0"/>
              <table:change-track-table-cell office:value-type="string">
                <text:p>126f</text:p>
              </table:change-track-table-cell>
            </table:cell-content-deletion>
            <table:cell-content-deletion>
              <table:cell-address table:column="10" table:row="26" table:table="0"/>
              <table:change-track-table-cell office:value-type="string">
                <text:p>125F</text:p>
              </table:change-track-table-cell>
            </table:cell-content-deletion>
            <table:cell-content-deletion>
              <table:cell-address table:column="10" table:row="25" table:table="0"/>
              <table:change-track-table-cell office:value-type="string">
                <text:p>124F</text:p>
              </table:change-track-table-cell>
            </table:cell-content-deletion>
            <table:cell-content-deletion>
              <table:cell-address table:column="10" table:row="21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20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9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8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7" table:table="0"/>
              <table:change-track-table-cell office:value-type="string">
                <text:p>10BF</text:p>
              </table:change-track-table-cell>
            </table:cell-content-deletion>
            <table:cell-content-deletion>
              <table:cell-address table:column="10" table:row="16" table:table="0"/>
              <table:change-track-table-cell office:value-type="string">
                <text:p>10AF</text:p>
              </table:change-track-table-cell>
            </table:cell-content-deletion>
            <table:cell-content-deletion>
              <table:cell-address table:column="10" table:row="15" table:table="0"/>
              <table:change-track-table-cell office:value-type="string">
                <text:p>6ddd</text:p>
              </table:change-track-table-cell>
            </table:cell-content-deletion>
            <table:cell-content-deletion>
              <table:cell-address table:column="10" table:row="14" table:table="0"/>
              <table:change-track-table-cell office:value-type="string">
                <text:p>108F</text:p>
              </table:change-track-table-cell>
            </table:cell-content-deletion>
            <table:change-deletion table:id="ct10"/>
          </table:deletions>
          <table:cut-offs>
            <table:movement-cut-off table:id="ct46" table:start-position="1" table:end-position="0"/>
          </table:cut-offs>
        </table:deletion>
        <table:insertion table:id="ct48" table:type="row" table:position="2" table:table="0">
          <office:change-info>
            <dc:creator>Bob Jacobsen</dc:creator>
            <dc:date>2011-03-11T15:27:27</dc:date>
          </office:change-info>
          <table:dependencies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5" table:row="2" table:table="0"/>
          <office:change-info>
            <dc:creator>Bob Jacobsen</dc:creator>
            <dc:date>2011-03-11T15:27:46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2" table:table="0"/>
          <office:change-info>
            <dc:creator>Bob Jacobsen</dc:creator>
            <dc:date>2011-03-11T15:27:49</dc:date>
          </office:change-info>
          <table:previous>
            <table:change-track-table-cell/>
          </table:previous>
        </table:cell-content-change>
        <table:cell-content-change table:id="ct51">
          <table:cell-address table:column="5" table:row="2" table:table="0"/>
          <office:change-info>
            <dc:creator>Bob Jacobsen</dc:creator>
            <dc:date>2011-03-11T15:27:51</dc:date>
          </office:change-info>
          <table:previous table:id="ct49">
            <table:change-track-table-cell office:value-type="string">
              <text:p>Full 16 Bit MTI calculation</text:p>
            </table:change-track-table-cell>
          </table:previous>
        </table:cell-content-change>
        <table:cell-content-change table:id="ct52">
          <table:cell-address table:column="14" table:row="2" table:table="0"/>
          <office:change-info>
            <dc:creator>Bob Jacobsen</dc:creator>
            <dc:date>2011-03-11T15:29:03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60" table:table="0"/>
          <office:change-info>
            <dc:creator>Bob Jacobsen</dc:creator>
            <dc:date>2011-03-11T15:47:3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59" table:table="0"/>
          <office:change-info>
            <dc:creator>Bob Jacobsen</dc:creator>
            <dc:date>2011-03-11T15:47:51</dc:date>
          </office:change-info>
          <table:previous>
            <table:change-track-table-cell office:value-type="string">
              <text:p>Full value must be checked!</text:p>
            </table:change-track-table-cell>
          </table:previous>
        </table:cell-content-change>
        <table:cell-content-change table:id="ct55">
          <table:cell-address table:column="8" table:row="60" table:table="0"/>
          <office:change-info>
            <dc:creator>Bob Jacobsen</dc:creator>
            <dc:date>2011-03-11T15:47:54</dc:date>
          </office:change-info>
          <table:previous table:id="ct53">
            <table:change-track-table-cell office:value-type="string">
              <text:p>Full value must be checked!</text:p>
            </table:change-track-table-cell>
          </table:previous>
        </table:cell-content-change>
        <table:insertion table:id="ct56" table:type="row" table:position="47" table:table="0">
          <office:change-info>
            <dc:creator>Bob Jacobsen</dc:creator>
            <dc:date>2011-03-11T15:48:25</dc:date>
          </office:change-info>
          <table:dependencies>
            <table:dependence table:id="ct59"/>
            <table:dependence table:id="ct57"/>
          </table:dependencies>
        </table:insertion>
        <table:cell-content-change table:id="ct57">
          <table:cell-address table:column="18" table:row="47" table:table="0"/>
          <office:change-info>
            <dc:creator>Bob Jacobsen</dc:creator>
            <dc:date>2011-03-11T15:48:28</dc:date>
          </office:change-info>
          <table:previous>
            <table:change-track-table-cell/>
          </table:previous>
        </table:cell-content-change>
        <table:cell-content-change table:id="ct58">
          <table:cell-address table:column="18" table:row="46" table:table="0"/>
          <office:change-info>
            <dc:creator>Bob Jacobsen</dc:creator>
            <dc:date>2011-03-11T15:48:45</dc:date>
          </office:change-info>
          <table:previous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cell-content-change table:id="ct59">
          <table:cell-address table:column="18" table:row="47" table:table="0"/>
          <office:change-info>
            <dc:creator>Bob Jacobsen</dc:creator>
            <dc:date>2011-03-11T15:48:52</dc:date>
          </office:change-info>
          <table:previous table:id="ct57">
            <table:change-track-table-cell office:value-type="string">
              <text:p>MTI byte, buffer size (2 bytes), Source Stream ID (1 byte), reserved byte, flags (tagged=0x80)</text:p>
            </table:change-track-table-cell>
          </table:previous>
        </table:cell-content-change>
        <table:insertion table:id="ct60" table:type="row" table:position="49" table:table="0">
          <office:change-info>
            <dc:creator>Bob Jacobsen</dc:creator>
            <dc:date>2011-03-11T15:49:02</dc:date>
          </office:change-info>
          <table:dependencies>
            <table:dependence table:id="ct63"/>
            <table:dependence table:id="ct61"/>
          </table:dependencies>
        </table:insertion>
        <table:cell-content-change table:id="ct61">
          <table:cell-address table:column="18" table:row="49" table:table="0"/>
          <office:change-info>
            <dc:creator>Bob Jacobsen</dc:creator>
            <dc:date>2011-03-11T15:49:06</dc:date>
          </office:change-info>
          <table:previous>
            <table:change-track-table-cell/>
          </table:previous>
        </table:cell-content-change>
        <table:cell-content-change table:id="ct62">
          <table:cell-address table:column="18" table:row="48" table:table="0"/>
          <office:change-info>
            <dc:creator>Bob Jacobsen</dc:creator>
            <dc:date>2011-03-11T15:49:19</dc:date>
          </office:change-info>
          <table:previous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3">
          <table:cell-address table:column="18" table:row="49" table:table="0"/>
          <office:change-info>
            <dc:creator>Bob Jacobsen</dc:creator>
            <dc:date>2011-03-11T15:49:26</dc:date>
          </office:change-info>
          <table:previous table:id="ct61">
            <table:change-track-table-cell office:value-type="string">
              <text:p>MTI byte 0x4B,buffer size (2 bytes), Source Stream ID (1 byte), Dest Stream ID, flags (tagged=0x80; error info)</text:p>
            </table:change-track-table-cell>
          </table:previous>
        </table:cell-content-change>
        <table:cell-content-change table:id="ct64">
          <table:cell-address table:column="7" table:row="14" table:table="0"/>
          <office:change-info>
            <dc:creator>Bob Jacobsen</dc:creator>
            <dc:date>2011-03-13T06:39:22</dc:date>
          </office:change-info>
          <table:previous>
            <table:change-track-table-cell office:value-type="float" office:value="0"/>
          </table:previous>
        </table:cell-content-change>
        <table:cell-content-change table:id="ct65">
          <table:cell-address table:column="7" table:row="14" table:table="0"/>
          <office:change-info>
            <dc:creator>Bob Jacobsen</dc:creator>
            <dc:date>2011-03-13T06:39:54</dc:date>
          </office:change-info>
          <table:previous table:id="ct64">
            <table:change-track-table-cell table:cell-address="Sheet1.H15" table:formula="of:=IF(#ref!14=&quot;Y&quot;;4;IF([.A15]=&quot;Y&quot;;0;1))" office:value-type="float" office:value="0"/>
          </table:previous>
        </table:cell-content-change>
        <table:cell-content-change table:id="ct66">
          <table:cell-address table:column="7" table:row="14" table:table="0"/>
          <office:change-info>
            <dc:creator>Bob Jacobsen</dc:creator>
            <dc:date>2011-03-13T06:40:07</dc:date>
          </office:change-info>
          <table:previous table:id="ct65">
            <table:change-track-table-cell table:cell-address="Sheet1.H15" table:formula="of:=IF(b!14=&quot;Y&quot;;4;0)" office:value-type="float" office:value="0"/>
          </table:previous>
        </table:cell-content-change>
        <table:cell-content-change table:id="ct67">
          <table:cell-address table:column="7" table:row="14" table:table="0"/>
          <office:change-info>
            <dc:creator>Bob Jacobsen</dc:creator>
            <dc:date>2011-03-13T06:40:26</dc:date>
          </office:change-info>
          <table:previous table:id="ct66">
            <table:change-track-table-cell table:cell-address="Sheet1.H15" table:formula="of:=IF([.B15]=&quot;Y&quot;;4;0)" office:value-type="float" office:value="0"/>
          </table:previous>
        </table:cell-content-change>
        <table:cell-content-change table:id="ct68">
          <table:cell-address table:column="7" table:row="15" table:table="0"/>
          <office:change-info>
            <dc:creator>Bob Jacobsen</dc:creator>
            <dc:date>2011-03-13T06:40:32</dc:date>
          </office:change-info>
          <table:previous>
            <table:change-track-table-cell office:value-type="float" office:value="4"/>
          </table:previous>
        </table:cell-content-change>
        <table:cell-content-change table:id="ct69">
          <table:cell-address table:column="7" table:row="16" table:table="0"/>
          <office:change-info>
            <dc:creator>Bob Jacobsen</dc:creator>
            <dc:date>2011-03-13T06:40:34</dc:date>
          </office:change-info>
          <table:previous>
            <table:change-track-table-cell office:value-type="float" office:value="0"/>
          </table:previous>
        </table:cell-content-change>
        <table:cell-content-change table:id="ct70">
          <table:cell-address table:column="7" table:row="17" table:table="0"/>
          <office:change-info>
            <dc:creator>Bob Jacobsen</dc:creator>
            <dc:date>2011-03-13T06:40:35</dc:date>
          </office:change-info>
          <table:previous>
            <table:change-track-table-cell office:value-type="float" office:value="0"/>
          </table:previous>
        </table:cell-content-change>
        <table:cell-content-change table:id="ct71">
          <table:cell-address table:column="7" table:row="18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2">
          <table:cell-address table:column="7" table:row="19" table:table="0"/>
          <office:change-info>
            <dc:creator>Bob Jacobsen</dc:creator>
            <dc:date>2011-03-13T06:40:36</dc:date>
          </office:change-info>
          <table:previous>
            <table:change-track-table-cell office:value-type="float" office:value="4"/>
          </table:previous>
        </table:cell-content-change>
        <table:cell-content-change table:id="ct73">
          <table:cell-address table:column="7" table:row="20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4">
          <table:cell-address table:column="7" table:row="21" table:table="0"/>
          <office:change-info>
            <dc:creator>Bob Jacobsen</dc:creator>
            <dc:date>2011-03-13T06:40:37</dc:date>
          </office:change-info>
          <table:previous>
            <table:change-track-table-cell office:value-type="float" office:value="4"/>
          </table:previous>
        </table:cell-content-change>
        <table:cell-content-change table:id="ct75">
          <table:cell-address table:column="7" table:row="25" table:table="0"/>
          <office:change-info>
            <dc:creator>Bob Jacobsen</dc:creator>
            <dc:date>2011-03-13T06:40:38</dc:date>
          </office:change-info>
          <table:previous>
            <table:change-track-table-cell office:value-type="float" office:value="2"/>
          </table:previous>
        </table:cell-content-change>
        <table:cell-content-change table:id="ct76">
          <table:cell-address table:column="7" table:row="14" table:table="0"/>
          <office:change-info>
            <dc:creator>Bob Jacobsen</dc:creator>
            <dc:date>2011-03-13T06:40:50</dc:date>
          </office:change-info>
          <table:previous table:id="ct67">
            <table:change-track-table-cell table:cell-address="Sheet1.H15" table:formula="of:=IF([.B15]=&quot;Y&quot;;4;0)+IF([.C15]=&quot;Y&quot;;4;0)+IF([.D15]=&quot;Y&quot;;4;0)" office:value-type="float" office:value="0"/>
          </table:previous>
        </table:cell-content-change>
        <table:cell-content-change table:id="ct77">
          <table:cell-address table:column="7" table:row="15" table:table="0"/>
          <office:change-info>
            <dc:creator>Bob Jacobsen</dc:creator>
            <dc:date>2011-03-13T06:40:52</dc:date>
          </office:change-info>
          <table:previous table:id="ct68">
            <table:change-track-table-cell table:cell-address="Sheet1.H16" table:formula="of:=IF([.B16]=&quot;Y&quot;;4;0)+IF([.C16]=&quot;Y&quot;;4;0)+IF([.D16]=&quot;Y&quot;;4;0)" office:value-type="float" office:value="4"/>
          </table:previous>
        </table:cell-content-change>
        <table:cell-content-change table:id="ct78">
          <table:cell-address table:column="7" table:row="16" table:table="0"/>
          <office:change-info>
            <dc:creator>Bob Jacobsen</dc:creator>
            <dc:date>2011-03-13T06:40:53</dc:date>
          </office:change-info>
          <table:previous table:id="ct69">
            <table:change-track-table-cell table:cell-address="Sheet1.H17" table:formula="of:=IF([.B17]=&quot;Y&quot;;4;0)+IF([.C17]=&quot;Y&quot;;4;0)+IF([.D17]=&quot;Y&quot;;4;0)" office:value-type="float" office:value="0"/>
          </table:previous>
        </table:cell-content-change>
        <table:cell-content-change table:id="ct79">
          <table:cell-address table:column="7" table:row="17" table:table="0"/>
          <office:change-info>
            <dc:creator>Bob Jacobsen</dc:creator>
            <dc:date>2011-03-13T06:40:53</dc:date>
          </office:change-info>
          <table:previous table:id="ct70">
            <table:change-track-table-cell table:cell-address="Sheet1.H18" table:formula="of:=IF([.B18]=&quot;Y&quot;;4;0)+IF([.C18]=&quot;Y&quot;;4;0)+IF([.D18]=&quot;Y&quot;;4;0)" office:value-type="float" office:value="0"/>
          </table:previous>
        </table:cell-content-change>
        <table:cell-content-change table:id="ct80">
          <table:cell-address table:column="7" table:row="18" table:table="0"/>
          <office:change-info>
            <dc:creator>Bob Jacobsen</dc:creator>
            <dc:date>2011-03-13T06:40:54</dc:date>
          </office:change-info>
          <table:previous table:id="ct71">
            <table:change-track-table-cell table:cell-address="Sheet1.H19" table:formula="of:=IF([.B19]=&quot;Y&quot;;4;0)+IF([.C19]=&quot;Y&quot;;4;0)+IF([.D19]=&quot;Y&quot;;4;0)" office:value-type="float" office:value="4"/>
          </table:previous>
        </table:cell-content-change>
        <table:cell-content-change table:id="ct81">
          <table:cell-address table:column="7" table:row="19" table:table="0"/>
          <office:change-info>
            <dc:creator>Bob Jacobsen</dc:creator>
            <dc:date>2011-03-13T06:40:54</dc:date>
          </office:change-info>
          <table:previous table:id="ct72">
            <table:change-track-table-cell table:cell-address="Sheet1.H20" table:formula="of:=IF([.B20]=&quot;Y&quot;;4;0)+IF([.C20]=&quot;Y&quot;;4;0)+IF([.D20]=&quot;Y&quot;;4;0)" office:value-type="float" office:value="4"/>
          </table:previous>
        </table:cell-content-change>
        <table:cell-content-change table:id="ct82">
          <table:cell-address table:column="7" table:row="20" table:table="0"/>
          <office:change-info>
            <dc:creator>Bob Jacobsen</dc:creator>
            <dc:date>2011-03-13T06:40:55</dc:date>
          </office:change-info>
          <table:previous table:id="ct73">
            <table:change-track-table-cell table:cell-address="Sheet1.H21" table:formula="of:=IF([.B21]=&quot;Y&quot;;4;0)+IF([.C21]=&quot;Y&quot;;4;0)+IF([.D21]=&quot;Y&quot;;4;0)" office:value-type="float" office:value="4"/>
          </table:previous>
        </table:cell-content-change>
        <table:cell-content-change table:id="ct83">
          <table:cell-address table:column="7" table:row="21" table:table="0"/>
          <office:change-info>
            <dc:creator>Bob Jacobsen</dc:creator>
            <dc:date>2011-03-13T06:40:55</dc:date>
          </office:change-info>
          <table:previous table:id="ct74">
            <table:change-track-table-cell table:cell-address="Sheet1.H22" table:formula="of:=IF([.B22]=&quot;Y&quot;;4;0)+IF([.C22]=&quot;Y&quot;;4;0)+IF([.D22]=&quot;Y&quot;;4;0)" office:value-type="float" office:value="4"/>
          </table:previous>
        </table:cell-content-change>
        <table:cell-content-change table:id="ct84">
          <table:cell-address table:column="7" table:row="25" table:table="0"/>
          <office:change-info>
            <dc:creator>Bob Jacobsen</dc:creator>
            <dc:date>2011-03-13T06:40:57</dc:date>
          </office:change-info>
          <table:previous table:id="ct75">
            <table:change-track-table-cell table:cell-address="Sheet1.H26" table:formula="of:=IF([.B26]=&quot;Y&quot;;4;0)+IF([.C26]=&quot;Y&quot;;4;0)+IF([.D26]=&quot;Y&quot;;4;0)" office:value-type="float" office:value="4"/>
          </table:previous>
        </table:cell-content-change>
        <table:cell-content-change table:id="ct85">
          <table:cell-address table:column="7" table:row="26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2"/>
          </table:previous>
        </table:cell-content-change>
        <table:cell-content-change table:id="ct86">
          <table:cell-address table:column="7" table:row="27" table:table="0"/>
          <office:change-info>
            <dc:creator>Bob Jacobsen</dc:creator>
            <dc:date>2011-03-13T06:40:58</dc:date>
          </office:change-info>
          <table:previous>
            <table:change-track-table-cell office:value-type="float" office:value="3"/>
          </table:previous>
        </table:cell-content-change>
        <table:cell-content-change table:id="ct87">
          <table:cell-address table:column="7" table:row="29" table:table="0"/>
          <office:change-info>
            <dc:creator>Bob Jacobsen</dc:creator>
            <dc:date>2011-03-13T06:40:59</dc:date>
          </office:change-info>
          <table:previous>
            <table:change-track-table-cell office:value-type="float" office:value="2"/>
          </table:previous>
        </table:cell-content-change>
        <table:cell-content-change table:id="ct88">
          <table:cell-address table:column="7" table:row="30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2"/>
          </table:previous>
        </table:cell-content-change>
        <table:cell-content-change table:id="ct89">
          <table:cell-address table:column="7" table:row="31" table:table="0"/>
          <office:change-info>
            <dc:creator>Bob Jacobsen</dc:creator>
            <dc:date>2011-03-13T06:41:00</dc:date>
          </office:change-info>
          <table:previous>
            <table:change-track-table-cell office:value-type="float" office:value="3"/>
          </table:previous>
        </table:cell-content-change>
        <table:cell-content-change table:id="ct90">
          <table:cell-address table:column="7" table:row="32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2"/>
          </table:previous>
        </table:cell-content-change>
        <table:cell-content-change table:id="ct91">
          <table:cell-address table:column="7" table:row="33" table:table="0"/>
          <office:change-info>
            <dc:creator>Bob Jacobsen</dc:creator>
            <dc:date>2011-03-13T06:41:01</dc:date>
          </office:change-info>
          <table:previous>
            <table:change-track-table-cell office:value-type="float" office:value="0"/>
          </table:previous>
        </table:cell-content-change>
        <table:cell-content-change table:id="ct92">
          <table:cell-address table:column="7" table:row="34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3">
          <table:cell-address table:column="7" table:row="35" table:table="0"/>
          <office:change-info>
            <dc:creator>Bob Jacobsen</dc:creator>
            <dc:date>2011-03-13T06:41:02</dc:date>
          </office:change-info>
          <table:previous>
            <table:change-track-table-cell office:value-type="float" office:value="2"/>
          </table:previous>
        </table:cell-content-change>
        <table:cell-content-change table:id="ct94">
          <table:cell-address table:column="7" table:row="39" table:table="0"/>
          <office:change-info>
            <dc:creator>Bob Jacobsen</dc:creator>
            <dc:date>2011-03-13T06:41:04</dc:date>
          </office:change-info>
          <table:previous>
            <table:change-track-table-cell office:value-type="float" office:value="4"/>
          </table:previous>
        </table:cell-content-change>
        <table:cell-content-change table:id="ct95">
          <table:cell-address table:column="7" table:row="40" table:table="0"/>
          <office:change-info>
            <dc:creator>Bob Jacobsen</dc:creator>
            <dc:date>2011-03-13T06:41:04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40" table:table="0"/>
          <office:change-info>
            <dc:creator>Bob Jacobsen</dc:creator>
            <dc:date>2011-03-13T06:41:06</dc:date>
          </office:change-info>
          <table:previous table:id="ct95">
            <table:change-track-table-cell table:cell-address="Sheet1.H41" table:formula="of:=IF([.B41]=&quot;Y&quot;;4;0)+IF([.C41]=&quot;Y&quot;;2;0)+IF([.D41]=&quot;Y&quot;;1;0)" office:value-type="float" office:value="0"/>
          </table:previous>
        </table:cell-content-change>
        <table:cell-content-change table:id="ct97">
          <table:cell-address table:column="7" table:row="41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8">
          <table:cell-address table:column="7" table:row="42" table:table="0"/>
          <office:change-info>
            <dc:creator>Bob Jacobsen</dc:creator>
            <dc:date>2011-03-13T06:41:07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7" table:row="46" table:table="0"/>
          <office:change-info>
            <dc:creator>Bob Jacobsen</dc:creator>
            <dc:date>2011-03-13T06:41:09</dc:date>
          </office:change-info>
          <table:previous>
            <table:change-track-table-cell office:value-type="float" office:value="4"/>
          </table:previous>
        </table:cell-content-change>
        <table:cell-content-change table:id="ct100">
          <table:cell-address table:column="7" table:row="48" table:table="0"/>
          <office:change-info>
            <dc:creator>Bob Jacobsen</dc:creator>
            <dc:date>2011-03-13T06:41:11</dc:date>
          </office:change-info>
          <table:previous>
            <table:change-track-table-cell office:value-type="float" office:value="4"/>
          </table:previous>
        </table:cell-content-change>
        <table:cell-content-change table:id="ct101">
          <table:cell-address table:column="7" table:row="51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7" table:row="52" table:table="0"/>
          <office:change-info>
            <dc:creator>Bob Jacobsen</dc:creator>
            <dc:date>2011-03-13T06:41:14</dc:date>
          </office:change-info>
          <table:previous>
            <table:change-track-table-cell office:value-type="float" office:value="4"/>
          </table:previous>
        </table:cell-content-change>
        <table:cell-content-change table:id="ct103">
          <table:cell-address table:column="7" table:row="53" table:table="0"/>
          <office:change-info>
            <dc:creator>Bob Jacobsen</dc:creator>
            <dc:date>2011-03-13T06:41:15</dc:date>
          </office:change-info>
          <table:previous>
            <table:change-track-table-cell office:value-type="float" office:value="4"/>
          </table:previous>
        </table:cell-content-change>
        <table:cell-content-change table:id="ct104">
          <table:cell-address table:column="13" table:row="14" table:table="0"/>
          <office:change-info>
            <dc:creator>Bob Jacobsen</dc:creator>
            <dc:date>2011-03-13T06:55:24</dc:date>
          </office:change-info>
          <table:previous>
            <table:change-track-table-cell/>
          </table:previous>
        </table:cell-content-change>
        <table:cell-content-change table:id="ct105">
          <table:cell-address table:column="12" table:row="11" table:table="0"/>
          <office:change-info>
            <dc:creator>Bob Jacobsen</dc:creator>
            <dc:date>2011-03-13T06:55:39</dc:date>
          </office:change-info>
          <table:previous>
            <table:change-track-table-cell office:value-type="string">
              <text:p>8 bits</text:p>
            </table:change-track-table-cell>
          </table:previous>
        </table:cell-content-change>
        <table:cell-content-change table:id="ct106">
          <table:cell-address table:column="13" table:row="14" table:table="0"/>
          <office:change-info>
            <dc:creator>Bob Jacobsen</dc:creator>
            <dc:date>2011-03-13T06:55:46</dc:date>
          </office:change-info>
          <table:previous table:id="ct104">
            <table:change-track-table-cell table:cell-address="Sheet1.N15" table:formula="of:=HEX2DEC([.I15])" office:value-type="float" office:value="12416"/>
          </table:previous>
        </table:cell-content-change>
        <table:cell-content-change table:id="ct107">
          <table:cell-address table:column="12" table:row="14" table:table="0"/>
          <office:change-info>
            <dc:creator>Bob Jacobsen</dc:creator>
            <dc:date>2011-03-13T06:56:08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108">
          <table:cell-address table:column="12" table:row="14" table:table="0"/>
          <office:change-info>
            <dc:creator>Bob Jacobsen</dc:creator>
            <dc:date>2011-03-13T06:56:27</dc:date>
          </office:change-info>
          <table:previous table:id="ct107">
            <table:change-track-table-cell table:cell-address="Sheet1.M15" table:formula="of:=(HEX2DEC([.I15])/256)&amp;255" office:value-type="string">
              <text:p>48.5255</text:p>
            </table:change-track-table-cell>
          </table:previous>
        </table:cell-content-change>
        <table:cell-content-change table:id="ct109">
          <table:cell-address table:column="12" table:row="14" table:table="0"/>
          <office:change-info>
            <dc:creator>Bob Jacobsen</dc:creator>
            <dc:date>2011-03-13T06:56:38</dc:date>
          </office:change-info>
          <table:previous table:id="ct108">
            <table:change-track-table-cell table:cell-address="Sheet1.M15" table:formula="of:=INT(HEX2DEC([.I15])/256)&amp;255" office:value-type="string">
              <text:p>48255</text:p>
            </table:change-track-table-cell>
          </table:previous>
        </table:cell-content-change>
        <table:cell-content-change table:id="ct110">
          <table:cell-address table:column="12" table:row="14" table:table="0"/>
          <office:change-info>
            <dc:creator>Bob Jacobsen</dc:creator>
            <dc:date>2011-03-13T06:57:02</dc:date>
          </office:change-info>
          <table:previous table:id="ct109">
            <table:change-track-table-cell table:cell-address="Sheet1.M15" table:formula="of:=INT(HEX2DEC([.I15])/256)" office:value-type="float" office:value="48"/>
          </table:previous>
        </table:cell-content-change>
        <table:cell-content-change table:id="ct111">
          <table:cell-address table:column="12" table:row="14" table:table="0"/>
          <office:change-info>
            <dc:creator>Bob Jacobsen</dc:creator>
            <dc:date>2011-03-13T06:57:21</dc:date>
          </office:change-info>
          <table:previous table:id="ct110">
            <table:change-track-table-cell table:cell-address="Sheet1.M15" table:formula="of:=INT(HEX2DEC([.I15])/16)" office:value-type="float" office:value="776"/>
          </table:previous>
        </table:cell-content-change>
        <table:cell-content-change table:id="ct112">
          <table:cell-address table:column="12" table:row="14" table:table="0"/>
          <office:change-info>
            <dc:creator>Bob Jacobsen</dc:creator>
            <dc:date>2011-03-13T06:57:33</dc:date>
          </office:change-info>
          <table:previous table:id="ct111">
            <table:change-track-table-cell table:cell-address="Sheet1.M15" table:formula="of:=INT(HEX2DEC([.I15])/16)&amp;255" office:value-type="string">
              <text:p>776255</text:p>
            </table:change-track-table-cell>
          </table:previous>
        </table:cell-content-change>
        <table:cell-content-change table:id="ct113">
          <table:cell-address table:column="12" table:row="14" table:table="0"/>
          <office:change-info>
            <dc:creator>Bob Jacobsen</dc:creator>
            <dc:date>2011-03-13T07:01:56</dc:date>
          </office:change-info>
          <table:previous table:id="ct112">
            <table:change-track-table-cell table:cell-address="Sheet1.M15" table:formula="of:=AND(INT(HEX2DEC([.I15])/16),255)" office:value-type="string"/>
          </table:previous>
        </table:cell-content-change>
        <table:cell-content-change table:id="ct114">
          <table:cell-address table:column="12" table:row="14" table:table="0"/>
          <office:change-info>
            <dc:creator>Bob Jacobsen</dc:creator>
            <dc:date>2011-03-13T07:02:24</dc:date>
          </office:change-info>
          <table:previous table:id="ct113">
            <table:change-track-table-cell table:cell-address="Sheet1.M15" table:formula="of:=MOD(INT(HEX2DEC([.I15])/16),256)" office:value-type="string"/>
          </table:previous>
        </table:cell-content-change>
        <table:cell-content-change table:id="ct115">
          <table:cell-address table:column="12" table:row="14" table:table="0"/>
          <office:change-info>
            <dc:creator>Bob Jacobsen</dc:creator>
            <dc:date>2011-03-13T07:02:33</dc:date>
          </office:change-info>
          <table:previous table:id="ct114">
            <table:change-track-table-cell table:cell-address="Sheet1.M15" table:formula="of:=INT(HEX2DEC([.I15])/16)" office:value-type="float" office:value="776"/>
          </table:previous>
        </table:cell-content-change>
        <table:cell-content-change table:id="ct116">
          <table:cell-address table:column="12" table:row="14" table:table="0"/>
          <office:change-info>
            <dc:creator>Bob Jacobsen</dc:creator>
            <dc:date>2011-03-13T07:02:55</dc:date>
          </office:change-info>
          <table:previous table:id="ct115">
            <table:change-track-table-cell table:cell-address="Sheet1.M15" table:formula="of:=MOD(INT(HEX2DEC([.I15])/16),256)" office:value-type="string"/>
          </table:previous>
        </table:cell-content-change>
        <table:cell-content-change table:id="ct117">
          <table:cell-address table:column="12" table:row="14" table:table="0"/>
          <office:change-info>
            <dc:creator>Bob Jacobsen</dc:creator>
            <dc:date>2011-03-13T07:03:15</dc:date>
          </office:change-info>
          <table:previous table:id="ct116">
            <table:change-track-table-cell table:cell-address="Sheet1.M15" table:formula="of:=MOD(INT(HEX2DEC([.I15])/16);256)" office:value-type="float" office:value="8"/>
          </table:previous>
        </table:cell-content-change>
        <table:cell-content-change table:id="ct118">
          <table:cell-address table:column="12" table:row="16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A</text:p>
            </table:change-track-table-cell>
          </table:previous>
        </table:cell-content-change>
        <table:cell-content-change table:id="ct119">
          <table:cell-address table:column="12" table:row="17" table:table="0"/>
          <office:change-info>
            <dc:creator>Bob Jacobsen</dc:creator>
            <dc:date>2011-03-13T07:03:21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120">
          <table:cell-address table:column="12" table:row="18" table:table="0"/>
          <office:change-info>
            <dc:creator>Bob Jacobsen</dc:creator>
            <dc:date>2011-03-13T07:03:22</dc:date>
          </office:change-info>
          <table:previous>
            <table:change-track-table-cell office:value-type="string">
              <text:p>0x2E</text:p>
            </table:change-track-table-cell>
          </table:previous>
        </table:cell-content-change>
        <table:cell-content-change table:id="ct121">
          <table:cell-address table:column="12" table:row="19" table:table="0"/>
          <office:change-info>
            <dc:creator>Bob Jacobsen</dc:creator>
            <dc:date>2011-03-13T07:03:23</dc:date>
          </office:change-info>
          <table:previous>
            <table:change-track-table-cell office:value-type="string">
              <text:p>0x2F</text:p>
            </table:change-track-table-cell>
          </table:previous>
        </table:cell-content-change>
        <table:cell-content-change table:id="ct122">
          <table:cell-address table:column="12" table:row="25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4</text:p>
            </table:change-track-table-cell>
          </table:previous>
        </table:cell-content-change>
        <table:cell-content-change table:id="ct123">
          <table:cell-address table:column="12" table:row="26" table:table="0"/>
          <office:change-info>
            <dc:creator>Bob Jacobsen</dc:creator>
            <dc:date>2011-03-13T07:03:25</dc:date>
          </office:change-info>
          <table:previous>
            <table:change-track-table-cell office:value-type="string">
              <text:p>0x25</text:p>
            </table:change-track-table-cell>
          </table:previous>
        </table:cell-content-change>
        <table:cell-content-change table:id="ct124">
          <table:cell-address table:column="12" table:row="27" table:table="0"/>
          <office:change-info>
            <dc:creator>Bob Jacobsen</dc:creator>
            <dc:date>2011-03-13T07:03:26</dc:date>
          </office:change-info>
          <table:previous>
            <table:change-track-table-cell office:value-type="string">
              <text:p>0x26</text:p>
            </table:change-track-table-cell>
          </table:previous>
        </table:cell-content-change>
        <table:cell-content-change table:id="ct125">
          <table:cell-address table:column="12" table:row="29" table:table="0"/>
          <office:change-info>
            <dc:creator>Bob Jacobsen</dc:creator>
            <dc:date>2011-03-13T07:03:27</dc:date>
          </office:change-info>
          <table:previous>
            <table:change-track-table-cell office:value-type="string">
              <text:p>0x28</text:p>
            </table:change-track-table-cell>
          </table:previous>
        </table:cell-content-change>
        <table:cell-content-change table:id="ct126">
          <table:cell-address table:column="12" table:row="30" table:table="0"/>
          <office:change-info>
            <dc:creator>Bob Jacobsen</dc:creator>
            <dc:date>2011-03-13T07:03:28</dc:date>
          </office:change-info>
          <table:previous>
            <table:change-track-table-cell office:value-type="string">
              <text:p>0x29</text:p>
            </table:change-track-table-cell>
          </table:previous>
        </table:cell-content-change>
        <table:cell-content-change table:id="ct127">
          <table:cell-address table:column="12" table:row="31" table:table="0"/>
          <office:change-info>
            <dc:creator>Bob Jacobsen</dc:creator>
            <dc:date>2011-03-13T07:03:29</dc:date>
          </office:change-info>
          <table:previous>
            <table:change-track-table-cell office:value-type="string">
              <text:p>0x2A</text:p>
            </table:change-track-table-cell>
          </table:previous>
        </table:cell-content-change>
        <table:cell-content-change table:id="ct128">
          <table:cell-address table:column="12" table:row="33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B</text:p>
            </table:change-track-table-cell>
          </table:previous>
        </table:cell-content-change>
        <table:cell-content-change table:id="ct129">
          <table:cell-address table:column="12" table:row="34" table:table="0"/>
          <office:change-info>
            <dc:creator>Bob Jacobsen</dc:creator>
            <dc:date>2011-03-13T07:03:30</dc:date>
          </office:change-info>
          <table:previous>
            <table:change-track-table-cell office:value-type="string">
              <text:p>0x2C</text:p>
            </table:change-track-table-cell>
          </table:previous>
        </table:cell-content-change>
        <table:cell-content-change table:id="ct130">
          <table:cell-address table:column="12" table:row="35" table:table="0"/>
          <office:change-info>
            <dc:creator>Bob Jacobsen</dc:creator>
            <dc:date>2011-03-13T07:03:31</dc:date>
          </office:change-info>
          <table:previous>
            <table:change-track-table-cell office:value-type="string">
              <text:p>0x2D</text:p>
            </table:change-track-table-cell>
          </table:previous>
        </table:cell-content-change>
        <table:cell-content-change table:id="ct131">
          <table:cell-address table:column="17" table:row="14" table:table="0"/>
          <office:change-info>
            <dc:creator>Bob Jacobsen</dc:creator>
            <dc:date>2011-03-13T07:12:45</dc:date>
          </office:change-info>
          <table:previous>
            <table:change-track-table-cell office:value-type="string">
              <text:p>108F</text:p>
            </table:change-track-table-cell>
          </table:previous>
        </table:cell-content-change>
        <table:cell-content-change table:id="ct132">
          <table:cell-address table:column="17" table:row="14" table:table="0"/>
          <office:change-info>
            <dc:creator>Bob Jacobsen</dc:creator>
            <dc:date>2011-03-13T07:12:58</dc:date>
          </office:change-info>
          <table:previous table:id="ct131">
            <table:change-track-table-cell table:cell-address="Sheet1.R15" table:formula="of:=[.L15]*256+HEX2DEC([.M15])" office:value-type="float" office:value="264"/>
          </table:previous>
        </table:cell-content-change>
        <table:cell-content-change table:id="ct133">
          <table:cell-address table:column="17" table:row="11" table:table="0"/>
          <office:change-info>
            <dc:creator>Bob Jacobsen</dc:creator>
            <dc:date>2011-03-13T07:13:18</dc:date>
          </office:change-info>
          <table:previous>
            <table:change-track-table-cell/>
          </table:previous>
        </table:cell-content-change>
        <table:cell-content-change table:id="ct134">
          <table:cell-address table:column="17" table:row="14" table:table="0"/>
          <office:change-info>
            <dc:creator>Bob Jacobsen</dc:creator>
            <dc:date>2011-03-13T07:14:01</dc:date>
          </office:change-info>
          <table:previous table:id="ct132">
            <table:change-track-table-cell table:cell-address="Sheet1.R15" table:formula="of:=DEC2HEX([.L15]*256+HEX2DEC([.M15]);3)" office:value-type="string">
              <text:p>108</text:p>
            </table:change-track-table-cell>
          </table:previous>
        </table:cell-content-change>
        <table:cell-content-change table:id="ct135">
          <table:cell-address table:column="17" table:row="14" table:table="0"/>
          <office:change-info>
            <dc:creator>Bob Jacobsen</dc:creator>
            <dc:date>2011-03-13T07:14:13</dc:date>
          </office:change-info>
          <table:previous table:id="ct134">
            <table:change-track-table-cell table:cell-address="Sheet1.R15" table:formula="of:=DEC2HEX([.L15]*256*256+HEX2DEC([.M15])*256+15;3)" office:value-type="float" office:value="0"/>
          </table:previous>
        </table:cell-content-change>
        <table:cell-content-change table:id="ct136">
          <table:cell-address table:column="17" table:row="14" table:table="0"/>
          <office:change-info>
            <dc:creator>Bob Jacobsen</dc:creator>
            <dc:date>2011-03-13T07:15:05</dc:date>
          </office:change-info>
          <table:previous table:id="ct135">
            <table:change-track-table-cell table:cell-address="Sheet1.R15" table:formula="of:=DEC2HEX([.L15]*256*256+HEX2DEC([.M15])*256+15;4)" office:value-type="float" office:value="0"/>
          </table:previous>
        </table:cell-content-change>
        <table:cell-content-change table:id="ct137">
          <table:cell-address table:column="17" table:row="14" table:table="0"/>
          <office:change-info>
            <dc:creator>Bob Jacobsen</dc:creator>
            <dc:date>2011-03-13T07:15:09</dc:date>
          </office:change-info>
          <table:previous table:id="ct136">
            <table:change-track-table-cell table:cell-address="Sheet1.R15" table:formula="of:=DEC2HEX([.L15]*256*256+HEX2DEC([.M15])*256;4)" office:value-type="float" office:value="0"/>
          </table:previous>
        </table:cell-content-change>
        <table:cell-content-change table:id="ct138">
          <table:cell-address table:column="17" table:row="14" table:table="0"/>
          <office:change-info>
            <dc:creator>Bob Jacobsen</dc:creator>
            <dc:date>2011-03-13T07:15:41</dc:date>
          </office:change-info>
          <table:previous table:id="ct137">
            <table:change-track-table-cell table:cell-address="Sheet1.R15" table:formula="of:=DEC2HEX([.L15]*256+HEX2DEC([.M15])*256;4)" office:value-type="string">
              <text:p>0900</text:p>
            </table:change-track-table-cell>
          </table:previous>
        </table:cell-content-change>
        <table:cell-content-change table:id="ct139">
          <table:cell-address table:column="17" table:row="14" table:table="0"/>
          <office:change-info>
            <dc:creator>Bob Jacobsen</dc:creator>
            <dc:date>2011-03-13T07:16:33</dc:date>
          </office:change-info>
          <table:previous table:id="ct138">
            <table:change-track-table-cell table:cell-address="Sheet1.R15" table:formula="of:=DEC2HEX([.L15]*256*16+HEX2DEC([.M15])*256+15;4)" office:value-type="string">
              <text:p>180F</text:p>
            </table:change-track-table-cell>
          </table:previous>
        </table:cell-content-change>
        <table:cell-content-change table:id="ct140">
          <table:cell-address table:column="17" table:row="16" table:table="0"/>
          <office:change-info>
            <dc:creator>Bob Jacobsen</dc:creator>
            <dc:date>2011-03-13T07:18:47</dc:date>
          </office:change-info>
          <table:previous>
            <table:change-track-table-cell office:value-type="string">
              <text:p>10AF</text:p>
            </table:change-track-table-cell>
          </table:previous>
        </table:cell-content-change>
        <table:cell-content-change table:id="ct141">
          <table:cell-address table:column="17" table:row="17" table:table="0"/>
          <office:change-info>
            <dc:creator>Bob Jacobsen</dc:creator>
            <dc:date>2011-03-13T07:18:53</dc:date>
          </office:change-info>
          <table:previous>
            <table:change-track-table-cell office:value-type="string">
              <text:p>10BF</text:p>
            </table:change-track-table-cell>
          </table:previous>
        </table:cell-content-change>
        <table:cell-content-change table:id="ct142">
          <table:cell-address table:column="17" table:row="25" table:table="0"/>
          <office:change-info>
            <dc:creator>Bob Jacobsen</dc:creator>
            <dc:date>2011-03-13T07:18:57</dc:date>
          </office:change-info>
          <table:previous>
            <table:change-track-table-cell office:value-type="string">
              <text:p>124F</text:p>
            </table:change-track-table-cell>
          </table:previous>
        </table:cell-content-change>
        <table:cell-content-change table:id="ct143">
          <table:cell-address table:column="17" table:row="26" table:table="0"/>
          <office:change-info>
            <dc:creator>Bob Jacobsen</dc:creator>
            <dc:date>2011-03-13T07:19:00</dc:date>
          </office:change-info>
          <table:previous>
            <table:change-track-table-cell office:value-type="string">
              <text:p>125F</text:p>
            </table:change-track-table-cell>
          </table:previous>
        </table:cell-content-change>
        <table:cell-content-change table:id="ct144">
          <table:cell-address table:column="17" table:row="27" table:table="0"/>
          <office:change-info>
            <dc:creator>Bob Jacobsen</dc:creator>
            <dc:date>2011-03-13T07:19:05</dc:date>
          </office:change-info>
          <table:previous>
            <table:change-track-table-cell office:value-type="string">
              <text:p>126f</text:p>
            </table:change-track-table-cell>
          </table:previous>
        </table:cell-content-change>
        <table:cell-content-change table:id="ct145">
          <table:cell-address table:column="17" table:row="29" table:table="0"/>
          <office:change-info>
            <dc:creator>Bob Jacobsen</dc:creator>
            <dc:date>2011-03-13T07:19:07</dc:date>
          </office:change-info>
          <table:previous>
            <table:change-track-table-cell office:value-type="string">
              <text:p>128F</text:p>
            </table:change-track-table-cell>
          </table:previous>
        </table:cell-content-change>
        <table:cell-content-change table:id="ct146">
          <table:cell-address table:column="17" table:row="30" table:table="0"/>
          <office:change-info>
            <dc:creator>Bob Jacobsen</dc:creator>
            <dc:date>2011-03-13T07:19:09</dc:date>
          </office:change-info>
          <table:previous>
            <table:change-track-table-cell office:value-type="string">
              <text:p>129F</text:p>
            </table:change-track-table-cell>
          </table:previous>
        </table:cell-content-change>
        <table:cell-content-change table:id="ct147">
          <table:cell-address table:column="17" table:row="31" table:table="0"/>
          <office:change-info>
            <dc:creator>Bob Jacobsen</dc:creator>
            <dc:date>2011-03-13T07:19:11</dc:date>
          </office:change-info>
          <table:previous>
            <table:change-track-table-cell office:value-type="string">
              <text:p>12Af</text:p>
            </table:change-track-table-cell>
          </table:previous>
        </table:cell-content-change>
        <table:cell-content-change table:id="ct148">
          <table:cell-address table:column="17" table:row="33" table:table="0"/>
          <office:change-info>
            <dc:creator>Bob Jacobsen</dc:creator>
            <dc:date>2011-03-13T07:19:13</dc:date>
          </office:change-info>
          <table:previous>
            <table:change-track-table-cell office:value-type="string">
              <text:p>12BF</text:p>
            </table:change-track-table-cell>
          </table:previous>
        </table:cell-content-change>
        <table:cell-content-change table:id="ct149">
          <table:cell-address table:column="17" table:row="34" table:table="0"/>
          <office:change-info>
            <dc:creator>Bob Jacobsen</dc:creator>
            <dc:date>2011-03-13T07:19:18</dc:date>
          </office:change-info>
          <table:previous>
            <table:change-track-table-cell office:value-type="string">
              <text:p>12CF</text:p>
            </table:change-track-table-cell>
          </table:previous>
        </table:cell-content-change>
        <table:cell-content-change table:id="ct150">
          <table:cell-address table:column="17" table:row="35" table:table="0"/>
          <office:change-info>
            <dc:creator>Bob Jacobsen</dc:creator>
            <dc:date>2011-03-13T07:19:20</dc:date>
          </office:change-info>
          <table:previous table:id="ct3">
            <table:change-track-table-cell office:value-type="string">
              <text:p>12DF</text:p>
            </table:change-track-table-cell>
          </table:previous>
        </table:cell-content-change>
        <table:cell-content-change table:id="ct151">
          <table:cell-address table:column="12" table:row="19" table:table="0"/>
          <office:change-info>
            <dc:creator>Bob Jacobsen</dc:creator>
            <dc:date>2011-03-13T07:21:45</dc:date>
          </office:change-info>
          <table:previous table:id="ct121">
            <table:change-track-table-cell table:cell-address="Sheet1.M20" table:formula="of:=DEC2HEX(MOD(INT(HEX2DEC([.I20])/16);256);2)" office:value-type="string">
              <text:p>2F</text:p>
            </table:change-track-table-cell>
          </table:previous>
        </table:cell-content-change>
        <table:cell-content-change table:id="ct152">
          <table:cell-address table:column="12" table:row="18" table:table="0"/>
          <office:change-info>
            <dc:creator>Bob Jacobsen</dc:creator>
            <dc:date>2011-03-13T07:21:46</dc:date>
          </office:change-info>
          <table:previous table:id="ct120">
            <table:change-track-table-cell table:cell-address="Sheet1.M19" table:formula="of:=DEC2HEX(MOD(INT(HEX2DEC([.I19])/16);256);2)" office:value-type="string">
              <text:p>2E</text:p>
            </table:change-track-table-cell>
          </table:previous>
        </table:cell-content-change>
        <table:cell-content-change table:id="ct153">
          <table:cell-address table:column="13" table:row="27" table:table="0"/>
          <office:change-info>
            <dc:creator>Bob Jacobsen</dc:creator>
            <dc:date>2011-03-13T07:22:57</dc:date>
          </office:change-info>
          <table:previous>
            <table:change-track-table-cell/>
          </table:previous>
        </table:cell-content-change>
        <table:cell-content-change table:id="ct154">
          <table:cell-address table:column="14" table:row="27" table:table="0"/>
          <office:change-info>
            <dc:creator>Bob Jacobsen</dc:creator>
            <dc:date>2011-03-13T07:23:01</dc:date>
          </office:change-info>
          <table:previous>
            <table:change-track-table-cell/>
          </table:previous>
        </table:cell-content-change>
        <table:cell-content-change table:id="ct155">
          <table:cell-address table:column="13" table:row="27" table:table="0"/>
          <office:change-info>
            <dc:creator>Bob Jacobsen</dc:creator>
            <dc:date>2011-03-13T07:23:03</dc:date>
          </office:change-info>
          <table:previous table:id="ct153">
            <table:change-track-table-cell office:value-type="string">
              <text:p>1 bit</text:p>
            </table:change-track-table-cell>
          </table:previous>
        </table:cell-content-change>
        <table:cell-content-change table:id="ct156">
          <table:cell-address table:column="13" table:row="31" table:table="0"/>
          <office:change-info>
            <dc:creator>Bob Jacobsen</dc:creator>
            <dc:date>2011-03-13T07:23:05</dc:date>
          </office:change-info>
          <table:previous>
            <table:change-track-table-cell/>
          </table:previous>
        </table:cell-content-change>
        <table:cell-content-change table:id="ct157">
          <table:cell-address table:column="14" table:row="31" table:table="0"/>
          <office:change-info>
            <dc:creator>Bob Jacobsen</dc:creator>
            <dc:date>2011-03-13T07:23:07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1" table:table="0"/>
          <office:change-info>
            <dc:creator>Bob Jacobsen</dc:creator>
            <dc:date>2011-03-13T07:24:19</dc:date>
          </office:change-info>
          <table:previous>
            <table:change-track-table-cell office:value-type="string">
              <text:p>15 bits hex</text:p>
            </table:change-track-table-cell>
          </table:previous>
        </table:cell-content-change>
        <table:cell-content-change table:id="ct159">
          <table:cell-address table:column="10" table:row="14" table:table="0"/>
          <office:change-info>
            <dc:creator>Bob Jacobsen</dc:creator>
            <dc:date>2011-03-13T07:24:22</dc:date>
          </office:change-info>
          <table:previous>
            <table:change-track-table-cell table:cell-address="Sheet1.K15" table:formula="of:=IF([.A15]=&quot;Y&quot;;4;IF([.D15]=&quot;Y&quot;;0;1))" office:value-type="float" office:value="1"/>
          </table:previous>
        </table:cell-content-change>
        <table:cell-content-change table:id="ct160">
          <table:cell-address table:column="10" table:row="15" table:table="0"/>
          <office:change-info>
            <dc:creator>Bob Jacobsen</dc:creator>
            <dc:date>2011-03-13T07:24:2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1">
          <table:cell-address table:column="10" table:row="16" table:table="0"/>
          <office:change-info>
            <dc:creator>Bob Jacobsen</dc:creator>
            <dc:date>2011-03-13T07:24:23</dc:date>
          </office:change-info>
          <table:previous>
            <table:change-track-table-cell table:cell-address="Sheet1.K17" table:formula="of:=IF([.A17]=&quot;Y&quot;;4;IF([.D17]=&quot;Y&quot;;0;1))" office:value-type="float" office:value="1"/>
          </table:previous>
        </table:cell-content-change>
        <table:cell-content-change table:id="ct162">
          <table:cell-address table:column="10" table:row="17" table:table="0"/>
          <office:change-info>
            <dc:creator>Bob Jacobsen</dc:creator>
            <dc:date>2011-03-13T07:24:24</dc:date>
          </office:change-info>
          <table:previous>
            <table:change-track-table-cell table:cell-address="Sheet1.K18" table:formula="of:=IF([.A18]=&quot;Y&quot;;4;IF([.D18]=&quot;Y&quot;;0;1))" office:value-type="float" office:value="1"/>
          </table:previous>
        </table:cell-content-change>
        <table:cell-content-change table:id="ct163">
          <table:cell-address table:column="10" table:row="18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4">
          <table:cell-address table:column="10" table:row="19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5">
          <table:cell-address table:column="10" table:row="20" table:table="0"/>
          <office:change-info>
            <dc:creator>Bob Jacobsen</dc:creator>
            <dc:date>2011-03-13T07:24:25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6">
          <table:cell-address table:column="10" table:row="21" table:table="0"/>
          <office:change-info>
            <dc:creator>Bob Jacobsen</dc:creator>
            <dc:date>2011-03-13T07:24:26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67">
          <table:cell-address table:column="10" table:row="25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6" table:formula="of:=IF([.A26]=&quot;Y&quot;;4;IF([.D26]=&quot;Y&quot;;0;1))" office:value-type="float" office:value="1"/>
          </table:previous>
        </table:cell-content-change>
        <table:cell-content-change table:id="ct168">
          <table:cell-address table:column="10" table:row="26" table:table="0"/>
          <office:change-info>
            <dc:creator>Bob Jacobsen</dc:creator>
            <dc:date>2011-03-13T07:24:27</dc:date>
          </office:change-info>
          <table:previous>
            <table:change-track-table-cell table:cell-address="Sheet1.K27" table:formula="of:=IF([.A27]=&quot;Y&quot;;4;IF([.D27]=&quot;Y&quot;;0;1))" office:value-type="float" office:value="1"/>
          </table:previous>
        </table:cell-content-change>
        <table:cell-content-change table:id="ct169">
          <table:cell-address table:column="10" table:row="27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28" table:formula="of:=IF([.A28]=&quot;Y&quot;;4;IF([.D28]=&quot;Y&quot;;0;1))" office:value-type="float" office:value="0"/>
          </table:previous>
        </table:cell-content-change>
        <table:cell-content-change table:id="ct170">
          <table:cell-address table:column="10" table:row="29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0" table:formula="of:=IF([.A30]=&quot;Y&quot;;4;IF([.D30]=&quot;Y&quot;;0;1))" office:value-type="float" office:value="1"/>
          </table:previous>
        </table:cell-content-change>
        <table:cell-content-change table:id="ct171">
          <table:cell-address table:column="10" table:row="30" table:table="0"/>
          <office:change-info>
            <dc:creator>Bob Jacobsen</dc:creator>
            <dc:date>2011-03-13T07:24:28</dc:date>
          </office:change-info>
          <table:previous>
            <table:change-track-table-cell table:cell-address="Sheet1.K31" table:formula="of:=IF([.A31]=&quot;Y&quot;;4;IF([.D31]=&quot;Y&quot;;0;1))" office:value-type="float" office:value="1"/>
          </table:previous>
        </table:cell-content-change>
        <table:cell-content-change table:id="ct172">
          <table:cell-address table:column="10" table:row="31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2" table:formula="of:=IF([.A32]=&quot;Y&quot;;4;IF([.D32]=&quot;Y&quot;;0;1))" office:value-type="float" office:value="0"/>
          </table:previous>
        </table:cell-content-change>
        <table:cell-content-change table:id="ct173">
          <table:cell-address table:column="10" table:row="32" table:table="0"/>
          <office:change-info>
            <dc:creator>Bob Jacobsen</dc:creator>
            <dc:date>2011-03-13T07:24:29</dc:date>
          </office:change-info>
          <table:previous>
            <table:change-track-table-cell office:value-type="float" office:value="6"/>
          </table:previous>
        </table:cell-content-change>
        <table:cell-content-change table:id="ct174">
          <table:cell-address table:column="10" table:row="33" table:table="0"/>
          <office:change-info>
            <dc:creator>Bob Jacobsen</dc:creator>
            <dc:date>2011-03-13T07:24:29</dc:date>
          </office:change-info>
          <table:previous>
            <table:change-track-table-cell table:cell-address="Sheet1.K34" table:formula="of:=IF([.A34]=&quot;Y&quot;;4;IF([.D34]=&quot;Y&quot;;0;1))" office:value-type="float" office:value="1"/>
          </table:previous>
        </table:cell-content-change>
        <table:cell-content-change table:id="ct175">
          <table:cell-address table:column="10" table:row="34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5" table:formula="of:=IF([.A35]=&quot;Y&quot;;4;IF([.D35]=&quot;Y&quot;;0;1))" office:value-type="float" office:value="1"/>
          </table:previous>
        </table:cell-content-change>
        <table:cell-content-change table:id="ct176">
          <table:cell-address table:column="10" table:row="35" table:table="0"/>
          <office:change-info>
            <dc:creator>Bob Jacobsen</dc:creator>
            <dc:date>2011-03-13T07:24:30</dc:date>
          </office:change-info>
          <table:previous>
            <table:change-track-table-cell table:cell-address="Sheet1.K36" table:formula="of:=IF([.A36]=&quot;Y&quot;;4;IF([.D36]=&quot;Y&quot;;0;1))" office:value-type="float" office:value="1"/>
          </table:previous>
        </table:cell-content-change>
        <table:cell-content-change table:id="ct177">
          <table:cell-address table:column="10" table:row="39" table:table="0"/>
          <office:change-info>
            <dc:creator>Bob Jacobsen</dc:creator>
            <dc:date>2011-03-13T07:24:31</dc:date>
          </office:change-info>
          <table:previous>
            <table:change-track-table-cell office:value-type="string">
              <text:p>4/5XXX</text:p>
            </table:change-track-table-cell>
          </table:previous>
        </table:cell-content-change>
        <table:cell-content-change table:id="ct178">
          <table:cell-address table:column="10" table:row="41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79">
          <table:cell-address table:column="10" table:row="42" table:table="0"/>
          <office:change-info>
            <dc:creator>Bob Jacobsen</dc:creator>
            <dc:date>2011-03-13T07:24:32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0">
          <table:cell-address table:column="10" table:row="46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1">
          <table:cell-address table:column="10" table:row="48" table:table="0"/>
          <office:change-info>
            <dc:creator>Bob Jacobsen</dc:creator>
            <dc:date>2011-03-13T07:24:33</dc:date>
          </office:change-info>
          <table:previous>
            <table:change-track-table-cell office:value-type="string">
              <text:p>6XXX</text:p>
            </table:change-track-table-cell>
          </table:previous>
        </table:cell-content-change>
        <table:cell-content-change table:id="ct182">
          <table:cell-address table:column="10" table:row="51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3">
          <table:cell-address table:column="10" table:row="52" table:table="0"/>
          <office:change-info>
            <dc:creator>Bob Jacobsen</dc:creator>
            <dc:date>2011-03-13T07:24:34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4">
          <table:cell-address table:column="10" table:row="53" table:table="0"/>
          <office:change-info>
            <dc:creator>Bob Jacobsen</dc:creator>
            <dc:date>2011-03-13T07:24:35</dc:date>
          </office:change-info>
          <table:previous>
            <table:change-track-table-cell office:value-type="string">
              <text:p>7XXX</text:p>
            </table:change-track-table-cell>
          </table:previous>
        </table:cell-content-change>
        <table:cell-content-change table:id="ct185">
          <table:cell-address table:column="17" table:row="11" table:table="0"/>
          <office:change-info>
            <dc:creator>Bob Jacobsen</dc:creator>
            <dc:date>2011-03-13T07:25:20</dc:date>
          </office:change-info>
          <table:previous table:id="ct133">
            <table:change-track-table-cell office:value-type="string">
              <text:p>11 bits hex</text:p>
            </table:change-track-table-cell>
          </table:previous>
        </table:cell-content-change>
        <table:cell-content-change table:id="ct186">
          <table:cell-address table:column="8" table:row="1" table:table="0"/>
          <office:change-info>
            <dc:creator>Bob Jacobsen</dc:creator>
            <dc:date>2011-07-24T06:58:18</dc:date>
          </office:change-info>
          <table:previous>
            <table:change-track-table-cell/>
          </table:previous>
        </table:cell-content-change>
        <table:cell-content-change table:id="ct187">
          <table:cell-address table:column="8" table:row="1" table:table="0"/>
          <office:change-info>
            <dc:creator>Bob Jacobsen</dc:creator>
            <dc:date>2011-07-30T16:05:49</dc:date>
          </office:change-info>
          <table:previous table:id="ct186">
            <table:change-track-table-cell office:value-type="string">
              <text:p>This spreadsheet is obsolete. Please see the one in <text:a xlink:href="http://openlcb.org/trunk/specs">http://openlcb.org/trunk/specs</text:a> instead</text:p>
            </table:change-track-table-cell>
          </table:previous>
        </table:cell-content-change>
        <table:insertion table:id="ct188" table:type="row" table:position="0" table:table="0">
          <office:change-info>
            <dc:creator>Bob Jacobsen</dc:creator>
            <dc:date>2011-07-30T16:05:55</dc:date>
          </office:change-info>
          <table:dependencies>
            <table:dependence table:id="ct189"/>
          </table:dependencies>
        </table:insertion>
        <table:cell-content-change table:id="ct189">
          <table:cell-address table:column="0" table:row="0" table:table="0"/>
          <office:change-info>
            <dc:creator>Bob Jacobsen</dc:creator>
            <dc:date>2011-07-30T16:05:58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17"/>
        <table:table-column table:style-name="co9" table:default-cell-style-name="Default"/>
        <table:table-column table:style-name="co12" table:default-cell-style-name="ce17"/>
        <table:table-column table:style-name="co7" table:default-cell-style-name="ce17"/>
        <table:table-column table:style-name="co13" table:default-cell-style-name="ce17"/>
        <table:table-column table:style-name="co14" table:default-cell-style-name="ce17"/>
        <table:table-column table:style-name="co9" table:default-cell-style-name="ce3"/>
        <table:table-column table:style-name="co15" table:default-cell-style-name="ce3"/>
        <table:table-column table:style-name="co11" table:number-columns-repeated="1004" table:default-cell-style-name="ce3"/>
        <table:table-row table:style-name="ro2">
          <table:table-cell table:style-name="ce1" office:value-type="string">
            <text:p><text:span text:style-name="T1">This spreadsheet is obsolete. Please see the one in </text:span><text:span text:style-name="T2"><text:s/>http://openlcb.org/trunk/specs instead</text:span></text:p>
          </table:table-cell>
          <table:table-cell table:style-name="ce2" table:number-columns-repeated="2"/>
          <table:table-cell table:style-name="ce8"/>
          <table:table-cell table:style-name="ce2" table:number-columns-repeated="4"/>
          <table:table-cell table:style-name="ce19"/>
          <table:table-cell table:style-name="ce2"/>
          <table:table-cell table:style-name="ce19" table:number-columns-repeated="2"/>
          <table:table-cell/>
          <table:table-cell table:style-name="ce19" table:number-columns-repeated="4"/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4"/>
          <table:table-cell table:style-name="ce19"/>
          <table:table-cell table:style-name="ce2"/>
          <table:table-cell table:style-name="ce19" table:number-columns-repeated="2"/>
          <table:table-cell/>
          <table:table-cell table:style-name="ce19" table:number-columns-repeated="4"/>
          <table:table-cell table:style-name="ce2" table:number-columns-repeated="1006"/>
        </table:table-row>
        <table:table-row table:style-name="ro1">
          <table:table-cell table:style-name="ce2"/>
          <table:table-cell table:style-name="ce7" table:number-columns-repeated="2"/>
          <table:table-cell table:style-name="ce9"/>
          <table:table-cell table:style-name="ce7" office:value-type="string">
            <text:p>Full 16 Bit MTI calculation</text:p>
          </table:table-cell>
          <table:table-cell table:style-name="ce7" table:number-columns-repeated="4"/>
          <table:table-cell table:style-name="ce2"/>
          <table:table-cell table:style-name="ce22" table:number-columns-repeated="2"/>
          <table:table-cell table:style-name="ce24"/>
          <table:table-cell table:style-name="ce22"/>
          <table:table-cell table:style-name="ce22" office:value-type="string">
            <text:p>CAN Calculation</text:p>
          </table:table-cell>
          <table:table-cell table:style-name="ce22" table:number-columns-repeated="2"/>
          <table:table-cell table:style-name="ce27" table:number-columns-repeated="2"/>
          <table:table-cell table:style-name="ce2" table:number-columns-repeated="1004"/>
        </table:table-row>
        <table:table-row table:style-name="ro1">
          <table:table-cell table:style-name="ce2" office:value-type="string">
            <text:p>Name</text:p>
          </table:table-cell>
          <table:table-cell table:style-name="Default" table:number-columns-repeated="3"/>
          <table:table-cell table:style-name="ce2" table:number-columns-repeated="4"/>
          <table:table-cell table:style-name="ce2" office:value-type="string">
            <text:p>Complete</text:p>
          </table:table-cell>
          <table:table-cell table:style-name="ce2"/>
          <table:table-cell table:style-name="Default"/>
          <table:table-cell table:style-name="ce19"/>
          <table:table-cell/>
          <table:table-cell table:style-name="Default" table:number-columns-repeated="4"/>
          <table:table-cell table:style-name="ce19" office:value-type="string">
            <text:p>CAN</text:p>
          </table:table-cell>
          <table:table-cell table:style-name="ce2" office:value-type="string">
            <text:p>CAN Content</text:p>
          </table:table-cell>
          <table:table-cell table:style-name="ce2" table:number-columns-repeated="1004"/>
        </table:table-row>
        <table:table-row table:style-name="ro1">
          <table:table-cell table:style-name="ce2"/>
          <table:table-cell table:style-name="Default" table:number-columns-repeated="3"/>
          <table:table-cell table:style-name="ce2" table:number-columns-repeated="4"/>
          <table:table-cell table:style-name="ce2" office:value-type="string">
            <text:p>Value</text:p>
          </table:table-cell>
          <table:table-cell table:style-name="ce2"/>
          <table:table-cell table:style-name="Default"/>
          <table:table-cell table:style-name="ce19"/>
          <table:table-cell/>
          <table:table-cell table:style-name="Default" table:number-columns-repeated="4"/>
          <table:table-cell table:style-name="ce19" office:value-type="string">
            <text:p>MTI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6"/>
          <table:table-cell/>
          <table:table-cell table:style-name="ce19"/>
          <table:table-cell/>
          <table:table-cell table:style-name="ce19" table:number-columns-repeated="4"/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This goes in OpenLCB CAN frame Variable Field 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Logical OR this with 0x18000 to get top 17 bits of CAN header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6"/>
          <table:table-cell table:style-name="ce19" table:number-columns-repeated="2"/>
          <table:table-cell/>
          <table:table-cell table:style-name="ce19" table:number-columns-repeated="4"/>
          <table:table-cell office:value-type="string">
            <text:p>ddd' refers to destination address</text:p>
          </table:table-cell>
          <table:table-cell table:style-name="ce2" table:number-columns-repeated="1005"/>
        </table:table-row>
        <table:table-row table:style-name="ro1">
          <table:table-cell table:style-name="ce2"/>
          <table:table-cell table:style-name="ce2" office:value-type="string">
            <text:p>DID?</text:p>
          </table:table-cell>
          <table:table-cell table:style-name="ce2" office:value-type="string">
            <text:p>EID?</text:p>
          </table:table-cell>
          <table:table-cell table:style-name="ce8" office:value-type="string">
            <text:p>CAN</text:p>
          </table:table-cell>
          <table:table-cell table:style-name="ce2" office:value-type="string">
            <text:p>Simp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D/EID/Flags</text:p>
          </table:table-cell>
          <table:table-cell table:style-name="ce2" table:number-columns-repeated="2"/>
          <table:table-cell table:style-name="ce19"/>
          <table:table-cell table:style-name="ce19" office:value-type="string">
            <text:p>Format</text:p>
          </table:table-cell>
          <table:table-cell table:style-name="ce25" office:value-type="string">
            <text:p>Type Byte</text:p>
          </table:table-cell>
          <table:table-cell table:style-name="ce19" office:value-type="string">
            <text:p>Flag bit A</text:p>
          </table:table-cell>
          <table:table-cell table:style-name="ce19" office:value-type="string">
            <text:p>Flag bit B</text:p>
          </table:table-cell>
          <table:table-cell table:style-name="ce19" office:value-type="string">
            <text:p>Flag bit C</text:p>
          </table:table-cell>
          <table:table-cell table:style-name="ce19" office:value-type="string">
            <text:p>Flag bit D</text:p>
          </table:table-cell>
          <table:table-cell table:style-name="ce2" table:number-columns-repeated="1006"/>
        </table:table-row>
        <table:table-row table:style-name="ro1">
          <table:table-cell table:style-name="ce2"/>
          <table:table-cell table:number-columns-repeated="2" table:style-name="ce2" office:value-type="string">
            <text:p>Y/N/O</text:p>
          </table:table-cell>
          <table:table-cell table:style-name="ce8" office:value-type="string">
            <text:p>Flags?</text:p>
          </table:table-cell>
          <table:table-cell table:style-name="ce2" office:value-type="string">
            <text:p>Node Msg</text:p>
          </table:table-cell>
          <table:table-cell table:style-name="ce2" office:value-type="string">
            <text:p>Group</text:p>
          </table:table-cell>
          <table:table-cell table:style-name="ce2" table:number-columns-repeated="2"/>
          <table:table-cell table:style-name="ce20" table:number-columns-repeated="2"/>
          <table:table-cell table:style-name="ce19" table:number-columns-repeated="2"/>
          <table:table-cell/>
          <table:table-cell table:style-name="ce19" office:value-type="string">
            <text:p>0 default</text:p>
          </table:table-cell>
          <table:table-cell table:style-name="ce19" office:value-type="string">
            <text:p>1 default</text:p>
          </table:table-cell>
          <table:table-cell table:style-name="ce19" office:value-type="string">
            <text:p>0 default</text:p>
          </table:table-cell>
          <table:table-cell table:style-name="ce19" office:value-type="string">
            <text:p>1 default</text:p>
          </table:table-cell>
          <table:table-cell table:style-name="ce20"/>
          <table:table-cell table:style-name="ce2" table:number-columns-repeated="1005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/>
          <table:table-cell office:value-type="string">
            <text:p>3 bits</text:p>
          </table:table-cell>
          <table:table-cell office:value-type="string">
            <text:p>8 bits hex</text:p>
          </table:table-cell>
          <table:table-cell table:number-columns-repeated="4" office:value-type="string">
            <text:p>1 bit</text:p>
          </table:table-cell>
          <table:table-cell table:style-name="ce14" office:value-type="string">
            <text:p>15 bits hex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2" office:value-type="string">
            <text:p>Base Messages</text:p>
          </table:table-cell>
          <table:table-cell table:style-name="ce2" table:number-columns-repeated="2"/>
          <table:table-cell table:style-name="ce8"/>
          <table:table-cell table:style-name="ce2" table:number-columns-repeated="4"/>
          <table:table-cell table:style-name="ce20" table:number-columns-repeated="2"/>
          <table:table-cell table:style-name="ce19" table:number-columns-repeated="2"/>
          <table:table-cell/>
          <table:table-cell table:style-name="ce19" table:number-columns-repeated="4"/>
          <table:table-cell table:style-name="ce20"/>
          <table:table-cell table:style-name="ce2" table:number-columns-repeated="1005"/>
        </table:table-row>
        <table:table-row table:style-name="ro1">
          <table:table-cell table:style-name="ce4" office:value-type="string">
            <text:p>Initialization Complete</text:p>
          </table:table-cell>
          <table:table-cell table:number-columns-repeated="2" table:style-name="ce4" office:value-type="string">
            <text:p>N</text:p>
          </table:table-cell>
          <table:table-cell table:style-name="ce11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4" table:formula="of:=IF([.B15]=&quot;Y&quot;;4;0)+IF([.C15]=&quot;Y&quot;;2;0)+IF([.D15]=&quot;Y&quot;;1;0)"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80">
            <text:p>3080</text:p>
          </table:table-cell>
          <table:table-cell table:style-name="ce14"/>
          <table:table-cell/>
          <table:table-cell table:formula="of:=IF([.B15]=&quot;Y&quot;;4;IF([.E15]=&quot;Y&quot;;0;1))" office:value-type="float" office:value="1">
            <text:p>1</text:p>
          </table:table-cell>
          <table:table-cell table:style-name="ce26" table:formula="of:=DEC2HEX(MOD(INT(HEX2DEC([.I15])/16);256);2)" office:value-type="string" office:string-value="08">
            <text:p>08</text:p>
          </table:table-cell>
          <table:table-cell table:number-columns-repeated="4"/>
          <table:table-cell table:style-name="ce14" table:formula="of:=DEC2HEX([.L15]*256*16+HEX2DEC([.M15])*16+15;4)" office:value-type="string" office:string-value="108F">
            <text:p>108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erify Node ID Numbe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4" table:formula="of:=IF([.B16]=&quot;Y&quot;;4;0)+IF([.C16]=&quot;Y&quot;;2;0)+IF([.D16]=&quot;Y&quot;;1;0)" office:value-type="float" office:value="4">
            <text:p>4</text:p>
          </table:table-cell>
          <table:table-cell table:style-name="ce14" table:formula="of:=DEC2HEX(3*(16*256)+[.F16]*256*2+[.G16]*16+[.H16];4)" office:value-type="string" office:string-value="30A4">
            <text:p>30A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0A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erify Node ID Number</text:p>
          </table:table-cell>
          <table:table-cell table:number-columns-repeated="2"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4" table:formula="of:=IF([.B17]=&quot;Y&quot;;4;0)+IF([.C17]=&quot;Y&quot;;2;0)+IF([.D17]=&quot;Y&quot;;1;0)" office:value-type="float" office:value="0">
            <text:p>0</text:p>
          </table:table-cell>
          <table:table-cell table:style-name="ce14" table:formula="of:=DEC2HEX(3*(16*256)+[.F17]*256*2+[.G17]*16+[.H17];4)" office:value-type="string" office:string-value="30A0">
            <text:p>30A0</text:p>
          </table:table-cell>
          <table:table-cell table:style-name="ce14"/>
          <table:table-cell/>
          <table:table-cell table:formula="of:=IF([.B17]=&quot;Y&quot;;4;IF([.E17]=&quot;Y&quot;;0;1))" office:value-type="float" office:value="0">
            <text:p>0</text:p>
          </table:table-cell>
          <table:table-cell table:style-name="ce26" table:formula="of:=DEC2HEX(MOD(INT(HEX2DEC([.I17])/16);256);2)" office:value-type="string" office:string-value="0A">
            <text:p>0A</text:p>
          </table:table-cell>
          <table:table-cell table:number-columns-repeated="4"/>
          <table:table-cell table:style-name="ce14" table:formula="of:=DEC2HEX([.L17]*256*16+HEX2DEC([.M17])*16+15;4)" office:value-type="string" office:string-value="00AF">
            <text:p>00AF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Verified Node ID Number</text:p>
          </table:table-cell>
          <table:table-cell table:number-columns-repeated="2" table:style-name="ce4" office:value-type="string">
            <text:p>N</text:p>
          </table:table-cell>
          <table:table-cell table:style-name="ce11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4" table:formula="of:=IF([.B18]=&quot;Y&quot;;4;0)+IF([.C18]=&quot;Y&quot;;2;0)+IF([.D18]=&quot;Y&quot;;1;0)" office:value-type="float" office:value="0">
            <text:p>0</text:p>
          </table:table-cell>
          <table:table-cell table:style-name="ce14" table:formula="of:=DEC2HEX(3*(16*256)+[.F18]*256*2+[.G18]*16+[.H18];4)" office:value-type="string" office:string-value="30B0">
            <text:p>30B0</text:p>
          </table:table-cell>
          <table:table-cell table:style-name="ce14"/>
          <table:table-cell/>
          <table:table-cell table:formula="of:=IF([.B18]=&quot;Y&quot;;4;IF([.E18]=&quot;Y&quot;;0;1))" office:value-type="float" office:value="1">
            <text:p>1</text:p>
          </table:table-cell>
          <table:table-cell table:style-name="ce26" table:formula="of:=DEC2HEX(MOD(INT(HEX2DEC([.I18])/16);256);2)" office:value-type="string" office:string-value="0B">
            <text:p>0B</text:p>
          </table:table-cell>
          <table:table-cell table:number-columns-repeated="4"/>
          <table:table-cell table:style-name="ce14" table:formula="of:=DEC2HEX([.L18]*256*16+HEX2DEC([.M18])*16+15;4)" office:value-type="string" office:string-value="10BF">
            <text:p>10BF</text:p>
          </table:table-cell>
          <table:table-cell office:value-type="string">
            <text:p>Full Source Node ID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Protocol Support Inquiry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4" table:formula="of:=IF([.B19]=&quot;Y&quot;;4;0)+IF([.C19]=&quot;Y&quot;;2;0)+IF([.D19]=&quot;Y&quot;;1;0)" office:value-type="float" office:value="4">
            <text:p>4</text:p>
          </table:table-cell>
          <table:table-cell table:style-name="ce21" office:value-type="string">
            <text:p>32E4</text:p>
          </table:table-cell>
          <table:table-cell table:style-name="ce21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2E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Protocol Support Reply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14" table:formula="of:=IF([.B20]=&quot;Y&quot;;4;0)+IF([.C20]=&quot;Y&quot;;2;0)+IF([.D20]=&quot;Y&quot;;1;0)" office:value-type="float" office:value="4">
            <text:p>4</text:p>
          </table:table-cell>
          <table:table-cell table:style-name="ce21" office:value-type="string">
            <text:p>32F4</text:p>
          </table:table-cell>
          <table:table-cell table:style-name="ce21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2F, protocol flags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Optional Interaction Rejected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4" table:formula="of:=IF([.B21]=&quot;Y&quot;;4;0)+IF([.C21]=&quot;Y&quot;;2;0)+IF([.D21]=&quot;Y&quot;;1;0)" office:value-type="float" office:value="4">
            <text:p>4</text:p>
          </table:table-cell>
          <table:table-cell table:style-name="ce14" table:formula="of:=DEC2HEX(3*(16*256)+[.F21]*256*2+[.G21]*16+[.H21];4)" office:value-type="string" office:string-value="30C4">
            <text:p>30C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0C, MTI, error, optional information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erminate Due to Erro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4" table:formula="of:=IF([.B22]=&quot;Y&quot;;4;0)+IF([.C22]=&quot;Y&quot;;2;0)+IF([.D22]=&quot;Y&quot;;1;0)" office:value-type="float" office:value="4">
            <text:p>4</text:p>
          </table:table-cell>
          <table:table-cell table:style-name="ce14" table:formula="of:=DEC2HEX(3*(16*256)+[.F22]*256*2+[.G22]*16+[.H22];4)" office:value-type="string" office:string-value="30D4">
            <text:p>30D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0D, MTI, error, optional information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15" table:number-columns-repeated="3"/>
          <table:table-cell table:style-name="ce16" table:number-columns-repeated="2"/>
          <table:table-cell/>
          <table:table-cell table:style-name="Default" table:number-columns-repeated="4"/>
          <table:table-cell table:style-name="ce15"/>
          <table:table-cell table:style-name="Default" table:number-columns-repeated="1005"/>
        </table:table-row>
        <table:table-row table:style-name="ro1">
          <table:table-cell table:style-name="ce4" table:number-columns-repeated="3"/>
          <table:table-cell table:style-name="ce11"/>
          <table:table-cell table:number-columns-repeated="3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5" office:value-type="string">
            <text:p>Event Exchange Messages</text:p>
          </table:table-cell>
          <table:table-cell table:style-name="ce4" table:number-columns-repeated="2"/>
          <table:table-cell table:style-name="ce11"/>
          <table:table-cell table:number-columns-repeated="3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4" office:value-type="string">
            <text:p>Identify Consumer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4" table:formula="of:=IF([.B26]=&quot;Y&quot;;4;0)+IF([.C26]=&quot;Y&quot;;2;0)+IF([.D26]=&quot;Y&quot;;1;0)" office:value-type="float" office:value="2">
            <text:p>2</text:p>
          </table:table-cell>
          <table:table-cell table:style-name="ce14" table:formula="of:=DEC2HEX(3*(16*256)+[.F26]*256*2+[.G26]*16+[.H26];4)" office:value-type="string" office:string-value="3242">
            <text:p>3242</text:p>
          </table:table-cell>
          <table:table-cell table:style-name="ce14"/>
          <table:table-cell/>
          <table:table-cell table:formula="of:=IF([.B26]=&quot;Y&quot;;4;IF([.E26]=&quot;Y&quot;;0;1))" office:value-type="float" office:value="0">
            <text:p>0</text:p>
          </table:table-cell>
          <table:table-cell table:style-name="ce26" table:formula="of:=DEC2HEX(MOD(INT(HEX2DEC([.I26])/16);256);2)" office:value-type="string" office:string-value="24">
            <text:p>24</text:p>
          </table:table-cell>
          <table:table-cell table:number-columns-repeated="4"/>
          <table:table-cell table:style-name="ce14" table:formula="of:=DEC2HEX([.L26]*256*16+HEX2DEC([.M26])*16+15;4)" office:value-type="string" office:string-value="024F">
            <text:p>024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table:formula="of:=IF([.B27]=&quot;Y&quot;;4;0)+IF([.C27]=&quot;Y&quot;;2;0)+IF([.D27]=&quot;Y&quot;;1;0)" office:value-type="float" office:value="2">
            <text:p>2</text:p>
          </table:table-cell>
          <table:table-cell table:style-name="ce14" table:formula="of:=DEC2HEX(3*(16*256)+[.F27]*256*2+[.G27]*16+[.H27];4)" office:value-type="string" office:string-value="3252">
            <text:p>3252</text:p>
          </table:table-cell>
          <table:table-cell table:style-name="ce14"/>
          <table:table-cell/>
          <table:table-cell table:formula="of:=IF([.B27]=&quot;Y&quot;;4;IF([.E27]=&quot;Y&quot;;0;1))" office:value-type="float" office:value="1">
            <text:p>1</text:p>
          </table:table-cell>
          <table:table-cell table:style-name="ce26" table:formula="of:=DEC2HEX(MOD(INT(HEX2DEC([.I27])/16);256);2)" office:value-type="string" office:string-value="25">
            <text:p>25</text:p>
          </table:table-cell>
          <table:table-cell table:number-columns-repeated="4"/>
          <table:table-cell table:style-name="ce14" table:formula="of:=DEC2HEX([.L27]*256*16+HEX2DEC([.M27])*16+15;4)" office:value-type="string" office:string-value="125F">
            <text:p>125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Consumer Identified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11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table:formula="of:=IF([.B28]=&quot;Y&quot;;4;0)+IF([.C28]=&quot;Y&quot;;2;0)+IF([.D28]=&quot;Y&quot;;1;0)" office:value-type="float" office:value="3">
            <text:p>3</text:p>
          </table:table-cell>
          <table:table-cell table:style-name="ce14" table:formula="of:=DEC2HEX(3*(16*256)+[.F28]*256*2+[.G28]*16+[.H28];4)" office:value-type="string" office:string-value="3263">
            <text:p>3263</text:p>
          </table:table-cell>
          <table:table-cell table:style-name="ce14"/>
          <table:table-cell/>
          <table:table-cell table:formula="of:=IF([.B28]=&quot;Y&quot;;4;IF([.E28]=&quot;Y&quot;;0;1))" office:value-type="float" office:value="1">
            <text:p>1</text:p>
          </table:table-cell>
          <table:table-cell table:style-name="ce26" table:formula="of:=DEC2HEX(MOD(INT(HEX2DEC([.I28])/16);256);2)" office:value-type="string" office:string-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4" table:formula="of:=DEC2HEX([.L28]*256*16+HEX2DEC([.M28])*16+15;4)" office:value-type="string" office:string-value="126F">
            <text:p>126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4" table:number-columns-repeated="3"/>
          <table:table-cell table:style-name="ce11"/>
          <table:table-cell table:number-columns-repeated="3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4" office:value-type="string">
            <text:p>Identify Producer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4" table:formula="of:=IF([.B30]=&quot;Y&quot;;4;0)+IF([.C30]=&quot;Y&quot;;2;0)+IF([.D30]=&quot;Y&quot;;1;0)"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82">
            <text:p>3282</text:p>
          </table:table-cell>
          <table:table-cell table:style-name="ce14"/>
          <table:table-cell/>
          <table:table-cell table:formula="of:=IF([.B30]=&quot;Y&quot;;4;IF([.E30]=&quot;Y&quot;;0;1))" office:value-type="float" office:value="0">
            <text:p>0</text:p>
          </table:table-cell>
          <table:table-cell table:style-name="ce26" table:formula="of:=DEC2HEX(MOD(INT(HEX2DEC([.I30])/16);256);2)" office:value-type="string" office:string-value="28">
            <text:p>28</text:p>
          </table:table-cell>
          <table:table-cell table:number-columns-repeated="4"/>
          <table:table-cell table:style-name="ce14" table:formula="of:=DEC2HEX([.L30]*256*16+HEX2DEC([.M30])*16+15;4)" office:value-type="string" office:string-value="028F">
            <text:p>028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6" office:value-type="string">
            <text:p>Producer Identify Ran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4" table:formula="of:=IF([.B31]=&quot;Y&quot;;4;0)+IF([.C31]=&quot;Y&quot;;2;0)+IF([.D31]=&quot;Y&quot;;1;0)" office:value-type="float" office:value="2">
            <text:p>2</text:p>
          </table:table-cell>
          <table:table-cell table:style-name="ce14" table:formula="of:=DEC2HEX(3*(16*256)+[.F31]*256*2+[.G31]*16+[.H31];4)" office:value-type="string" office:string-value="3292">
            <text:p>3292</text:p>
          </table:table-cell>
          <table:table-cell table:style-name="ce14"/>
          <table:table-cell/>
          <table:table-cell table:formula="of:=IF([.B31]=&quot;Y&quot;;4;IF([.E31]=&quot;Y&quot;;0;1))" office:value-type="float" office:value="1">
            <text:p>1</text:p>
          </table:table-cell>
          <table:table-cell table:style-name="ce26" table:formula="of:=DEC2HEX(MOD(INT(HEX2DEC([.I31])/16);256);2)" office:value-type="string" office:string-value="29">
            <text:p>29</text:p>
          </table:table-cell>
          <table:table-cell table:number-columns-repeated="4"/>
          <table:table-cell table:style-name="ce14" table:formula="of:=DEC2HEX([.L31]*256*16+HEX2DEC([.M31])*16+15;4)" office:value-type="string" office:string-value="129F">
            <text:p>129F</text:p>
          </table:table-cell>
          <table:table-cell office:value-type="string">
            <text:p>EventID w mask (no room for DestID!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Producer Identified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11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4" table:formula="of:=IF([.B32]=&quot;Y&quot;;4;0)+IF([.C32]=&quot;Y&quot;;2;0)+IF([.D32]=&quot;Y&quot;;1;0)" office:value-type="float" office:value="3">
            <text:p>3</text:p>
          </table:table-cell>
          <table:table-cell table:style-name="ce14" table:formula="of:=DEC2HEX(3*(16*256)+[.F32]*256*2+[.G32]*16+[.H32];4)" office:value-type="string" office:string-value="32A3">
            <text:p>32A3</text:p>
          </table:table-cell>
          <table:table-cell table:style-name="ce14"/>
          <table:table-cell/>
          <table:table-cell table:formula="of:=IF([.B32]=&quot;Y&quot;;4;IF([.E32]=&quot;Y&quot;;0;1))" office:value-type="float" office:value="1">
            <text:p>1</text:p>
          </table:table-cell>
          <table:table-cell table:style-name="ce26" table:formula="of:=DEC2HEX(MOD(INT(HEX2DEC([.I32])/16);256);2)" office:value-type="string" office:string-value="2A">
            <text:p>2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uncertain</text:p>
          </table:table-cell>
          <table:table-cell table:style-name="ce14" table:formula="of:=DEC2HEX([.L32]*256*16+HEX2DEC([.M32])*16+15;4)" office:value-type="string" office:string-value="12AF">
            <text:p>12AF</text:p>
          </table:table-cell>
          <table:table-cell office:value-type="string">
            <text:p>EventID (no room for DestID!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Identify Events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4" table:formula="of:=IF([.B33]=&quot;Y&quot;;4;0)+IF([.C33]=&quot;Y&quot;;2;0)+IF([.D33]=&quot;Y&quot;;1;0)" office:value-type="float" office:value="4">
            <text:p>4</text:p>
          </table:table-cell>
          <table:table-cell table:style-name="ce14" table:formula="of:=DEC2HEX(3*(16*256)+[.F33]*256*2+[.G33]*16+[.H33];4)" office:value-type="string" office:string-value="32B4">
            <text:p>32B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table:style-name="ce14" office:value-type="string">
            <text:p>6ddd</text:p>
          </table:table-cell>
          <table:table-cell office:value-type="string">
            <text:p>MTI byte 0x2B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Identify Events</text:p>
          </table:table-cell>
          <table:table-cell table:number-columns-repeated="2" table:style-name="ce4" office:value-type="string">
            <text:p>N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4" table:formula="of:=IF([.B34]=&quot;Y&quot;;4;0)+IF([.C34]=&quot;Y&quot;;2;0)+IF([.D34]=&quot;Y&quot;;1;0)" office:value-type="float" office:value="0">
            <text:p>0</text:p>
          </table:table-cell>
          <table:table-cell table:style-name="ce14" table:formula="of:=DEC2HEX(3*(16*256)+[.F34]*256*2+[.G34]*16+[.H34];4)" office:value-type="string" office:string-value="32B0">
            <text:p>32B0</text:p>
          </table:table-cell>
          <table:table-cell table:style-name="ce14"/>
          <table:table-cell/>
          <table:table-cell table:formula="of:=IF([.B34]=&quot;Y&quot;;4;IF([.E34]=&quot;Y&quot;;0;1))" office:value-type="float" office:value="0">
            <text:p>0</text:p>
          </table:table-cell>
          <table:table-cell table:style-name="ce26" table:formula="of:=DEC2HEX(MOD(INT(HEX2DEC([.I34])/16);256);2)" office:value-type="string" office:string-value="2B">
            <text:p>2B</text:p>
          </table:table-cell>
          <table:table-cell table:number-columns-repeated="4"/>
          <table:table-cell table:style-name="ce14" table:formula="of:=DEC2HEX([.L34]*256*16+HEX2DEC([.M34])*16+15;4)" office:value-type="string" office:string-value="02BF">
            <text:p>02BF</text:p>
          </table:table-cell>
          <table:table-cell table:number-columns-repeated="1005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14" table:formula="of:=IF([.B35]=&quot;Y&quot;;4;0)+IF([.C35]=&quot;Y&quot;;2;0)+IF([.D35]=&quot;Y&quot;;1;0)" office:value-type="float" office:value="2">
            <text:p>2</text:p>
          </table:table-cell>
          <table:table-cell table:style-name="ce14" table:formula="of:=DEC2HEX(3*(16*256)+[.F35]*256*2+[.G35]*16+[.H35];4)" office:value-type="string" office:string-value="32C2">
            <text:p>32C2</text:p>
          </table:table-cell>
          <table:table-cell table:style-name="ce14"/>
          <table:table-cell/>
          <table:table-cell table:formula="of:=IF([.B35]=&quot;Y&quot;;4;IF([.E35]=&quot;Y&quot;;0;1))" office:value-type="float" office:value="0">
            <text:p>0</text:p>
          </table:table-cell>
          <table:table-cell table:style-name="ce26" table:formula="of:=DEC2HEX(MOD(INT(HEX2DEC([.I35])/16);256);2)" office:value-type="string" office:string-value="2C">
            <text:p>2C</text:p>
          </table:table-cell>
          <table:table-cell table:number-columns-repeated="4"/>
          <table:table-cell table:style-name="ce14" table:formula="of:=DEC2HEX([.L35]*256*16+HEX2DEC([.M35])*16+15;4)" office:value-type="string" office:string-value="02CF">
            <text:p>02C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Producer/Consumer Event Report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11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4" table:formula="of:=IF([.B36]=&quot;Y&quot;;4;0)+IF([.C36]=&quot;Y&quot;;2;0)+IF([.D36]=&quot;Y&quot;;1;0)" office:value-type="float" office:value="2">
            <text:p>2</text:p>
          </table:table-cell>
          <table:table-cell table:style-name="ce14" table:formula="of:=DEC2HEX(3*(16*256)+[.F36]*256*2+[.G36]*16+[.H36];4)" office:value-type="string" office:string-value="32D2">
            <text:p>32D2</text:p>
          </table:table-cell>
          <table:table-cell table:style-name="ce14"/>
          <table:table-cell/>
          <table:table-cell table:formula="of:=IF([.B36]=&quot;Y&quot;;4;IF([.E36]=&quot;Y&quot;;0;1))" office:value-type="float" office:value="0">
            <text:p>0</text:p>
          </table:table-cell>
          <table:table-cell table:style-name="ce26" table:formula="of:=DEC2HEX(MOD(INT(HEX2DEC([.I36])/16);256);2)" office:value-type="string" office:string-value="2D">
            <text:p>2D</text:p>
          </table:table-cell>
          <table:table-cell table:number-columns-repeated="4"/>
          <table:table-cell table:style-name="ce14" table:formula="of:=DEC2HEX([.L36]*256*16+HEX2DEC([.M36])*16+15;4)" office:value-type="string" office:string-value="02DF">
            <text:p>02DF</text:p>
          </table:table-cell>
          <table:table-cell office:value-type="string">
            <text:p>EventID</text:p>
          </table:table-cell>
          <table:table-cell table:number-columns-repeated="1004"/>
        </table:table-row>
        <table:table-row table:style-name="ro1">
          <table:table-cell table:style-name="ce4" table:number-columns-repeated="3"/>
          <table:table-cell table:style-name="ce11"/>
          <table:table-cell table:number-columns-repeated="3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2" office:value-type="string">
            <text:p>Datagram Messages</text:p>
          </table:table-cell>
          <table:table-cell table:number-columns-repeated="6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4" table:formula="of:=IF([.B40]=&quot;Y&quot;;4;0)+IF([.C40]=&quot;Y&quot;;2;0)+IF([.D40]=&quot;Y&quot;;1;0)" office:value-type="float" office:value="4">
            <text:p>4</text:p>
          </table:table-cell>
          <table:table-cell table:style-name="ce14" table:formula="of:=DEC2HEX(3*(16*256)+[.F40]*256*2+[.G40]*16+[.H40];4)" office:value-type="string" office:string-value="3404">
            <text:p>3404</text:p>
          </table:table-cell>
          <table:table-cell table:style-name="ce14"/>
          <table:table-cell/>
          <table:table-cell table:style-name="ce23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4/5ddd</text:p>
          </table:table-cell>
          <table:table-cell office:value-type="string">
            <text:p>Data (0-8 bytes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14" table:formula="of:=IF([.B42]=&quot;Y&quot;;4;0)+IF([.C42]=&quot;Y&quot;;2;0)+IF([.D42]=&quot;Y&quot;;1;0)" office:value-type="float" office:value="4">
            <text:p>4</text:p>
          </table:table-cell>
          <table:table-cell table:style-name="ce14" table:formula="of:=DEC2HEX(3*(16*256)+[.F42]*256*2+[.G42]*16+[.H42];4)" office:value-type="string" office:string-value="34C4">
            <text:p>34C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</text:p>
          </table:table-cell>
          <table:table-cell table:number-columns-repeated="1004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14" table:formula="of:=IF([.B43]=&quot;Y&quot;;4;0)+IF([.C43]=&quot;Y&quot;;2;0)+IF([.D43]=&quot;Y&quot;;1;0)" office:value-type="float" office:value="4">
            <text:p>4</text:p>
          </table:table-cell>
          <table:table-cell table:style-name="ce14" table:formula="of:=DEC2HEX(3*(16*256)+[.F43]*256*2+[.G43]*16+[.H43];4)" office:value-type="string" office:string-value="34D4">
            <text:p>34D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, error code</text:p>
          </table:table-cell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ce2" office:value-type="string">
            <text:p>Stream Messages</text:p>
          </table:table-cell>
          <table:table-cell table:number-columns-repeated="6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4" table:formula="of:=IF([.B47]=&quot;Y&quot;;4;0)+IF([.C47]=&quot;Y&quot;;2;0)+IF([.D47]=&quot;Y&quot;;1;0)" office:value-type="float" office:value="4">
            <text:p>4</text:p>
          </table:table-cell>
          <table:table-cell table:style-name="ce14" table:formula="of:=DEC2HEX(3*(16*256)+[.F47]*256*2+[.G47]*16+[.H47];4)" office:value-type="string" office:string-value="34E4">
            <text:p>34E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, 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office:value-type="string">
            <text:p><text:s text:c="13"/>reserved byte, flags (tagged=0x80)</text:p>
          </table:table-cell>
          <table:table-cell table:number-columns-repeated="1004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4" table:formula="of:=IF([.B49]=&quot;Y&quot;;4;0)+IF([.C49]=&quot;Y&quot;;2;0)+IF([.D49]=&quot;Y&quot;;1;0)" office:value-type="float" office:value="4">
            <text:p>4</text:p>
          </table:table-cell>
          <table:table-cell table:style-name="ce14" table:formula="of:=DEC2HEX(3*(16*256)+[.F49]*256*2+[.G49]*16+[.H49];4)" office:value-type="string" office:string-value="34F4">
            <text:p>34F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6ddd</text:p>
          </table:table-cell>
          <table:table-cell office:value-type="string">
            <text:p>MTI byte 0x4B,buffer size (2 bytes), Source Stream ID (1 byte),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office:value-type="string">
            <text:p><text:s text:c="12"/>Dest Stream ID, flags (tagged=0x80; error info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4" table:number-columns-repeated="3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4" table:formula="of:=IF([.B52]=&quot;Y&quot;;4;0)+IF([.C52]=&quot;Y&quot;;2;0)+IF([.D52]=&quot;Y&quot;;1;0)" office:value-type="float" office:value="4">
            <text:p>4</text:p>
          </table:table-cell>
          <table:table-cell table:style-name="ce14" table:formula="of:=DEC2HEX(3*(16*256)+[.F52]*256*2+[.G52]*16+[.H52];4)" office:value-type="string" office:string-value="3694">
            <text:p>3694</text:p>
          </table:table-cell>
          <table:table-cell table:style-name="ce14"/>
          <table:table-cell/>
          <table:table-cell office:value-type="float" office:value="7">
            <text:p>7</text:p>
          </table:table-cell>
          <table:table-cell table:style-name="ce3" office:value-type="string">
            <text:p>dest NIDa</text:p>
          </table:table-cell>
          <table:table-cell table:number-columns-repeated="4"/>
          <table:table-cell table:style-name="ce14" office:value-type="string">
            <text:p>7ddd</text:p>
          </table:table-cell>
          <table:table-cell office:value-type="string">
            <text:p>(stream IDs inferred on CAN); 8 bytes data</text:p>
          </table:table-cell>
          <table:table-cell table:number-columns-repeated="1004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4" table:formula="of:=IF([.B53]=&quot;Y&quot;;4;0)+IF([.C53]=&quot;Y&quot;;2;0)+IF([.D53]=&quot;Y&quot;;1;0)" office:value-type="float" office:value="4">
            <text:p>4</text:p>
          </table:table-cell>
          <table:table-cell table:style-name="ce14" table:formula="of:=DEC2HEX(3*(16*256)+[.F53]*256*2+[.G53]*16+[.H53];4)" office:value-type="string" office:string-value="36A4">
            <text:p>36A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7ddd</text:p>
          </table:table-cell>
          <table:table-cell office:value-type="string">
            <text:p>MTI byte, Stream IDs (2 bytes)</text:p>
          </table:table-cell>
          <table:table-cell table:number-columns-repeated="1004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14" table:formula="of:=IF([.B54]=&quot;Y&quot;;4;0)+IF([.C54]=&quot;Y&quot;;2;0)+IF([.D54]=&quot;Y&quot;;1;0)" office:value-type="float" office:value="4">
            <text:p>4</text:p>
          </table:table-cell>
          <table:table-cell table:style-name="ce14" table:formula="of:=DEC2HEX(3*(16*256)+[.F54]*256*2+[.G54]*16+[.H54];4)" office:value-type="string" office:string-value="36B4">
            <text:p>36B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table:style-name="ce14" office:value-type="string">
            <text:p>7ddd</text:p>
          </table:table-cell>
          <table:table-cell office:value-type="string">
            <text:p>MTI byte, Stream IDs (2 bytes); optional length (4 bytes)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2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6" office:value-type="string">
            <text:p>coding</text:p>
          </table:table-cell>
          <table:table-cell table:style-name="ce15" table:number-columns-repeated="2"/>
          <table:table-cell table:style-name="ce16"/>
          <table:table-cell office:value-type="string">
            <text:p>0=simple MTI</text:p>
          </table:table-cell>
          <table:table-cell/>
          <table:table-cell table:style-name="Default" table:number-columns-repeated="4"/>
          <table:table-cell table:style-name="ce15" office:value-type="string">
            <text:p>d=dest NIDa</text:p>
          </table:table-cell>
          <table:table-cell table:style-name="Default" table:number-columns-repeated="1005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6" office:value-type="string">
            <text:p>1=carries EID</text:p>
          </table:table-cell>
          <table:table-cell table:style-name="ce14" table:number-columns-repeated="2"/>
          <table:table-cell/>
          <table:table-cell table:style-name="ce16" office:value-type="string">
            <text:p>1=complex MTI</text:p>
          </table:table-cell>
          <table:table-cell table:number-columns-repeated="5"/>
          <table:table-cell table:style-name="ce14" office:value-type="string">
            <text:p>f=flags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7" office:value-type="string">
            <text:p>2=carries DID</text:p>
          </table:table-cell>
          <table:table-cell table:style-name="ce14" table:number-columns-repeated="2"/>
          <table:table-cell table:number-columns-repeated="7"/>
          <table:table-cell table:style-name="ce14"/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5"/>
          <table:table-cell table:style-name="ce14"/>
          <table:table-cell table:number-columns-repeated="1005"/>
        </table:table-row>
        <table:table-row table:style-name="ro1">
          <table:table-cell table:number-columns-repeated="7"/>
          <table:table-cell table:style-name="ce18"/>
          <table:table-cell table:style-name="ce10" office:value-type="string">
            <text:p>Full value </text:p>
          </table:table-cell>
          <table:table-cell table:style-name="ce17"/>
          <table:table-cell/>
          <table:table-cell table:style-name="ce16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/>
          <table:table-cell table:style-name="ce14"/>
          <table:table-cell table:number-columns-repeated="1005"/>
        </table:table-row>
        <table:table-row table:style-name="ro1">
          <table:table-cell table:number-columns-repeated="8"/>
          <table:table-cell office:value-type="string">
            <text:p>must be checked!</text:p>
          </table:table-cell>
          <table:table-cell table:number-columns-repeated="2"/>
          <table:table-cell table:style-name="ce16" office:value-type="string">
            <text:p>5=DestID datagram last segme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1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6"/>
          <table:table-cell office:value-type="string">
            <text:p>7=DestID stream data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1-07-30">07/30/2011</text:date> <text:time>11:06:19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0">07/30/2011</text:date>, <text:time>11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1-07-30T11:06:18</dc:date>
    <dc:creator>Bob Jacobsen</dc:creator>
    <meta:editing-duration>PT21H49M21S</meta:editing-duration>
    <meta:editing-cycles>99</meta:editing-cycles>
    <meta:generator>OpenOffice.org/3.3$Unix OpenOffice.org_project/330m20$Build-9567</meta:generator>
    <meta:printed-by>Bob Jacobsen</meta:printed-by>
    <meta:print-date>2010-08-01T01:04:26</meta:print-date>
    <dc:title>OpenLCB MTI Allocations</dc:title>
    <meta:document-statistic meta:table-count="3" meta:cell-count="408" meta:object-count="0"/>
  </office:meta>
</office:document-meta>
</file>